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1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3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44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9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2" style:family="text">
      <style:text-properties style:font-name="Arial" fo:letter-spacing="0.0138in" style:text-underline-style="solid" style:text-underline-width="auto" style:text-underline-color="font-color" fo:font-weight="bold" style:font-weight-asian="bold"/>
    </style:style>
    <style:style style:name="T13" style:family="text">
      <style:text-properties style:font-name="Arial" fo:letter-spacing="0.0138in" fo:language="en" fo:country="US" style:text-underline-style="solid" style:text-underline-width="auto" style:text-underline-color="font-color" fo:font-weight="bold" style:font-weight-asian="bold"/>
    </style:style>
    <style:style style:name="T14" style:family="text">
      <style:text-properties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5" style:family="text">
      <style:text-properties style:font-name="Arial" fo:letter-spacing="0.0138in" style:text-underline-style="none" fo:font-weight="bold" style:font-weight-asian="bold"/>
    </style:style>
    <style:style style:name="T16" style:family="text">
      <style:text-properties style:font-name="Arial" fo:letter-spacing="0.0138in" fo:language="ru" fo:country="RU" style:text-underline-style="solid" style:text-underline-width="auto" style:text-underline-color="font-color" fo:font-weight="bold" style:font-weight-asian="bold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0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1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style:font-name-complex="Arial"/>
    </style:style>
    <style:style style:name="T24" style:family="text">
      <style:text-properties fo:language="en" fo:country="US" fo:background-color="transparent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font-style="italic" style:font-style-asian="italic" style:font-style-complex="italic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8" style:family="text">
      <style:text-properties style:text-position="sub 58%"/>
    </style:style>
    <style:style style:name="T29" style:family="text">
      <style:text-properties style:text-position="sub 58%" fo:language="en" fo:country="US"/>
    </style:style>
    <style:style style:name="T30" style:family="text">
      <style:text-properties style:text-position="sub 58%" fo:language="en" fo:country="US" fo:font-style="italic" style:font-style-asian="italic" style:font-style-complex="italic"/>
    </style:style>
    <style:style style:name="T31" style:family="text">
      <style:text-properties style:text-position="sub 58%" fo:language="en" fo:country="US" fo:font-style="normal" style:font-style-asian="normal" style:font-style-complex="normal"/>
    </style:style>
    <style:style style:name="T32" style:family="text">
      <style:text-properties style:text-position="sub 58%" fo:language="ru" fo:country="RU" fo:font-style="normal" style:font-style-asian="normal" style:font-style-complex="normal"/>
    </style:style>
    <style:style style:name="T33" style:family="text">
      <style:text-properties style:text-position="sub 58%" fo:font-style="italic" style:font-style-asian="italic" style:font-style-complex="italic"/>
    </style:style>
    <style:style style:name="T34" style:family="text">
      <style:text-properties style:text-position="sub 58%" style:font-name="Arial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style:font-name-complex="Arial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position="0% 100%" fo:language="en" fo:country="US" fo:font-style="normal" style:font-style-asian="normal" style:font-style-complex="normal"/>
    </style:style>
    <style:style style:name="T39" style:family="text">
      <style:text-properties style:text-position="0% 100%" fo:font-style="italic" style:font-style-asian="italic" style:font-style-complex="italic"/>
    </style:style>
    <style:style style:name="T40" style:family="text">
      <style:text-properties style:text-position="0% 100%" style:font-name="Arial" fo:letter-spacing="0.0138in" fo:language="en" fo:country="US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41" style:family="text">
      <style:text-properties style:text-position="0% 100%"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42" style:family="text">
      <style:text-properties style:text-position="0% 100%" style:font-name="Arial" fo:letter-spacing="0.0138in" fo:language="ru" fo:country="RU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43" style:family="text">
      <style:text-properties style:text-position="0% 100%" style:font-name="Times New Roman1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44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45" style:family="text">
      <style:text-properties fo:font-size="10pt" style:font-size-asian="10pt" style:language-asian="zh" style:country-asian="TW" style:font-size-complex="10pt"/>
    </style:style>
    <style:style style:name="T46" style:family="text">
      <style:text-properties style:font-name="Symbol" fo:language="en" fo:country="US" style:font-name-complex="Symbol"/>
    </style:style>
    <style:style style:name="T47" style:family="text">
      <style:text-properties style:text-position="super 58%" fo:font-style="italic" style:font-style-asian="italic" style:font-style-complex="italic"/>
    </style:style>
    <style:style style:name="T48" style:family="text">
      <style:text-properties fo:language="en" fo:country="none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Графический объект1" text:anchor-type="char" svg:x="-0.5862in" svg:y="-0.2366in" svg:width="7.8661in" svg:height="1.3047in" draw:z-index="0"><draw:image xlink:href="Pictures/20000367000675C0000113207151B783.wmf" xlink:type="simple" xlink:show="embed" xlink:actuate="onLoad"/></draw:frame></text:p>
      <text:p text:style-name="P44">CALIBRATION CERTIFICATE</text:p>
      <text:p text:style-name="P20"/>
      <text:p text:style-name="P42"><text:span text:style-name="T8">Type:</text:span><text:span text:style-name="T9"> </text:span><text:span text:style-name="T10">Personal dosimeter AT2503</text:span><text:span text:style-name="T11"><text:tab/></text:span><text:span text:style-name="T8">Date of calibration</text:span><text:span text:style-name="T5">:</text:span><text:span text:style-name="T6"> <text:s/></text:span><text:span text:style-name="T10">$date</text:span></text:p>
      <text:p text:style-name="P4"/>
      <text:p text:style-name="P6">з/н: <text:span text:style-name="T37"><text:s/></text:span><text:span text:style-name="T27">$</text:span><text:span text:style-name="T19">allSerial </text:span></text:p>
      <text:p text:style-name="P9"/>
      <text:p text:style-name="P8">Measurement limits:</text:p>
      <text:p text:style-name="P7"><text:span text:style-name="T20">0.1 </text:span><text:span text:style-name="T21"></text:span><text:span text:style-name="T20">Sv/h – 0.5 Sv/h</text:span></text:p>
      <text:p text:style-name="P10"/>
      <text:p text:style-name="P8">Measurement error:</text:p>
      <text:p text:style-name="P5"><text:span text:style-name="T12">±</text:span><text:span text:style-name="T13">(</text:span><text:span text:style-name="T12">15</text:span><text:span text:style-name="T13">+</text:span><text:span text:style-name="T16">0</text:span><text:span text:style-name="T13">,</text:span><text:span text:style-name="T42">0015</text:span><text:span text:style-name="T40">/</text:span><text:span text:style-name="T41">Ḣ</text:span><text:span text:style-name="T43"> </text:span><text:span text:style-name="T34">p</text:span><text:span text:style-name="T13">(10)+</text:span><text:span text:style-name="T16">0,005</text:span><text:span text:style-name="T44">·</text:span><text:span text:style-name="T14">Ḣ </text:span><text:span text:style-name="T34">p</text:span><text:span text:style-name="T13">(10)</text:span><text:span text:style-name="T16">)</text:span><text:span text:style-name="T12">%</text:span><text:span text:style-name="T15">, </text:span><text:span text:style-name="T3">Hр(10)</text:span><text:span text:style-name="T4"> - individual equivalent dose rate, mSv/h</text:span></text:p>
      <text:p text:style-name="P5"/>
      <text:p text:style-name="P8">Operating conditions:</text:p>
      <text:list xml:id="list6786289335571696757" text:style-name="L1">
        <text:list-item>
          <text:p text:style-name="P50"><text:span text:style-name="T23">Air temperature<text:tab/></text:span><text:span text:style-name="T36"><text:tab/><text:tab/><text:tab/>+</text:span><text:span text:style-name="T23">$temp</text:span><text:span text:style-name="T36"> °</text:span><text:span text:style-name="T23">C</text:span></text:p>
        </text:list-item>
        <text:list-item>
          <text:p text:style-name="P51">Atmospheric pressure<text:tab/><text:tab/><text:tab/>98,5 kPa</text:p>
        </text:list-item>
        <text:list-item>
          <text:p text:style-name="P51">Relative humidity<text:tab/><text:tab/><text:tab/><text:tab/>$vlag %</text:p>
        </text:list-item>
        <text:list-item>
          <text:p text:style-name="P52">Gamma radiation background<text:tab/><text:tab/>$bground <text:s/>nSv/h</text:p>
        </text:list-item>
      </text:list>
      <text:p text:style-name="Standard"><text:span text:style-name="Знак_20_примечания"/></text:p>
      <text:p text:style-name="P45"><text:span text:style-name="Знак_20_примечания"><text:span text:style-name="T45">$facility_13+11eng;</text:span></text:span></text:p>
      <text:p text:style-name="P45"><text:span text:style-name="Знак_20_примечания"><text:span text:style-name="T45"/></text:span></text:p>
      <text:p text:style-name="P21"><text:span text:style-name="T17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2">AT2503 </text:span><text:span text:style-name="T17">(</text:span><text:span text:style-name="T46"></text:span><text:span text:style-name="T17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Dose rate at check point,</text:p>
            <text:p text:style-name="P11"><text:span text:style-name="T35">Ḣ</text:span><text:span text:style-name="T30">oi</text:span><text:span text:style-name="T38">(10)</text:span></text:p>
          </table:table-cell>
          <table:table-cell table:style-name="t1.B2" office:value-type="string">
            <text:p text:style-name="P46">Radia-tion source <text:s/>number</text:p>
          </table:table-cell>
          <table:table-cell table:style-name="t1.B2" office:value-type="string">
            <text:p text:style-name="P12"><text:span text:style-name="T17">Distance to source</text:span>, </text:p>
            <text:p text:style-name="P14">R, сm</text:p>
          </table:table-cell>
          <table:table-cell table:style-name="t1.B2" office:value-type="string">
            <text:p text:style-name="P30"><text:span text:style-name="T17">Dose rate measurement at check point</text:span>,</text:p>
            <text:p text:style-name="P30"><text:span text:style-name="T35">Ḣ</text:span><text:span text:style-name="T47">*</text:span><text:span text:style-name="T30">i</text:span><text:span text:style-name="T38">(10)</text:span></text:p>
          </table:table-cell>
          <table:table-cell table:style-name="t1.B2" office:value-type="string">
            <text:p text:style-name="P27"><text:span text:style-name="T17">Average value</text:span>, </text:p>
            <text:p text:style-name="P28"><text:span text:style-name="T18">H</text:span><text:span text:style-name="T30">pi</text:span><text:span text:style-name="T38">(10)</text:span></text:p>
          </table:table-cell>
          <table:table-cell table:style-name="t1.B2" office:value-type="string">
            <text:p text:style-name="P12"><text:span text:style-name="T24">Relative <text:s/>measure-ment</text:span> <text:span text:style-name="T17">error</text:span></text:p>
            <text:p text:style-name="P47"><text:span text:style-name="T26">θ</text:span><text:span text:style-name="T32">пр</text:span><text:span text:style-name="T30">i</text:span><text:span text:style-name="T25">,</text:span> %</text:p>
          </table:table-cell>
          <table:table-cell table:style-name="t1.B2" office:value-type="string">
            <text:p text:style-name="P18"><text:span text:style-name="T48">Relative standard deviation</text:span>,</text:p>
            <text:p text:style-name="P18"><text:span text:style-name="T17">S</text:span><text:span text:style-name="T30">i</text:span><text:span text:style-name="T17">, %</text:span></text:p>
          </table:table-cell>
          <table:table-cell table:style-name="t1.B2" office:value-type="string">
            <text:p text:style-name="P26"><text:span text:style-name="T17">Confidence limit of the intrinsic <text:s/>relative error</text:span> <text:span text:style-name="T22">Δ</text:span><text:span text:style-name="T30">i</text:span><text:span text:style-name="T17">,</text:span> %</text:p>
          </table:table-cell>
          <table:table-cell table:style-name="t1.I2" office:value-type="string">
            <text:p text:style-name="P24">Limits of intrinsic relative</text:p>
            <text:p text:style-name="P22"><text:span text:style-name="T17">error</text:span>, % </text:p>
            <text:p text:style-name="P23">not above</text:p>
          </table:table-cell>
        </table:table-row>
        <table:table-row>
          <table:table-cell table:style-name="t1.A3" office:value-type="string">
            <text:p text:style-name="P35">Background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29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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25">33.8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25">15</text:span></text:p>
          </table:table-cell>
        </table:table-row>
        <table:table-row>
          <table:table-cell table:style-name="t1.A3" office:value-type="string">
            <text:p text:style-name="P12">80<text:span text:style-name="T25">.</text:span>0 mSv/h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12">±<text:span text:style-name="T25">15.4</text:span></text:p>
          </table:table-cell>
        </table:table-row>
        <table:table-row>
          <table:table-cell table:style-name="t1.A7" office:value-type="string">
            <text:p text:style-name="P12"><text:span text:style-name="T25">4</text:span>00 mSv/h</text:p>
          </table:table-cell>
          <table:table-cell table:style-name="t1.B7" office:value-type="string">
            <text:p text:style-name="P13">$1-n3</text:p>
          </table:table-cell>
          <table:table-cell table:style-name="t1.B7" office:value-type="string">
            <text:p text:style-name="P13">$1-d3</text:p>
          </table:table-cell>
          <table:table-cell table:style-name="t1.D7" office:value-type="string">
            <text:section text:style-name="Sect1" text:name="Раздел4">
              <text:p text:style-name="P3">$1-m30</text:p>
              <text:p text:style-name="P31">$1-m31</text:p>
              <text:p text:style-name="P31">$1-m32</text:p>
              <text:p text:style-name="P31">$1-m33</text:p>
              <text:p text:style-name="P31">$1-m34</text:p>
            </text:section>
          </table:table-cell>
          <table:table-cell table:style-name="t1.B7" office:value-type="string">
            <text:p text:style-name="P13">$1-av3</text:p>
          </table:table-cell>
          <table:table-cell table:style-name="t1.B7" office:value-type="string">
            <text:p text:style-name="P13">$1-o3</text:p>
          </table:table-cell>
          <table:table-cell table:style-name="t1.B7" office:value-type="string">
            <text:p text:style-name="P13">$1-q3</text:p>
          </table:table-cell>
          <table:table-cell table:style-name="t1.B7" office:value-type="string">
            <text:p text:style-name="P13">$1-do3</text:p>
          </table:table-cell>
          <table:table-cell table:style-name="t1.I7" office:value-type="string">
            <text:p text:style-name="P12">±<text:span text:style-name="T25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2">AT2503 </text:span><text:span text:style-name="T17">(</text:span><text:span text:style-name="T46"></text:span><text:span text:style-name="T17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9"><text:span text:style-name="T2">Actual dose value</text:span><text:span text:style-name="T1">,</text:span></text:p>
            <text:p text:style-name="P29"><text:span text:style-name="T18">H</text:span><text:span text:style-name="T30">p</text:span><text:span text:style-name="T29">0</text:span><text:span text:style-name="T17">(10)</text:span></text:p>
          </table:table-cell>
          <table:table-cell table:style-name="s1.B2" table:number-rows-spanned="2" office:value-type="string">
            <text:p text:style-name="P46">Radiation source <text:s/>number</text:p>
          </table:table-cell>
          <table:table-cell table:style-name="s1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24">Relative <text:s/>measure-ment</text:span> <text:span text:style-name="T17">error</text:span></text:p>
            <text:p text:style-name="P47"><text:span text:style-name="T26">θ</text:span><text:span text:style-name="T32">пр</text:span><text:span text:style-name="T30">i</text:span><text:span text:style-name="T25">,</text:span> %</text:p>
          </table:table-cell>
          <table:table-cell table:style-name="s1.B2" table:number-rows-spanned="2" office:value-type="string">
            <text:p text:style-name="P26"><text:span text:style-name="T17">Confidence limit of the intrinsic <text:s/>relative error</text:span> <text:span text:style-name="T22">Δ</text:span><text:span text:style-name="T30">i</text:span><text:span text:style-name="T17">,</text:span> %</text:p>
          </table:table-cell>
          <table:table-cell table:style-name="s1.I2" table:number-rows-spanned="2" office:value-type="string">
            <text:p text:style-name="P22"><text:span text:style-name="T17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9"><text:span text:style-name="T18">H</text:span><text:span text:style-name="T30">pi</text:span><text:span text:style-name="T17">(10)</text:span></text:p>
          </table:table-cell>
          <table:table-cell table:style-name="s1.D3" office:value-type="string">
            <text:p text:style-name="P29"><text:span text:style-name="T18">H</text:span><text:span text:style-name="T30">pi</text:span><text:span text:style-name="T17">(10)</text:span><text:span text:style-name="T29">meas</text:span><text:span text:style-name="T28">.</text:span></text:p>
          </table:table-cell>
          <table:table-cell table:style-name="s1.D3" office:value-type="string">
            <text:p text:style-name="P29"><text:span text:style-name="T18">H</text:span><text:span text:style-name="T30">pi</text:span><text:span text:style-name="T22">(10)</text:span><text:span text:style-name="T31">meas</text:span><text:span text:style-name="T33">.</text:span><text:span text:style-name="T39">-</text:span><text:span text:style-name="T18">H</text:span><text:span text:style-name="T30">p</text:span><text:span text:style-name="T29">0</text:span><text:span text:style-name="T17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mSv/h</text:p>
          </table:table-cell>
          <table:table-cell table:style-name="s1.B4" office:value-type="string">
            <text:p text:style-name="P13">$1-n2</text:p>
          </table:table-cell>
          <table:table-cell table:style-name="s1.B4" office:value-type="string">
            <text:p text:style-name="P19"><text:s text:c="2"/>$1-d2 <text:s/></text:p>
            <text:p text:style-name="P16">180c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25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1"><text:span text:style-name="T2">AT2503 </text:span><text:span text:style-name="T17">(</text:span><text:span text:style-name="T46"></text:span><text:span text:style-name="T17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7">Dose rate at check point,</text:p>
            <text:p text:style-name="P11"><text:span text:style-name="T35">Ḣ</text:span><text:span text:style-name="T30">oi</text:span><text:span text:style-name="T38">(10)</text:span></text:p>
          </table:table-cell>
          <table:table-cell table:style-name="t2.B2" office:value-type="string">
            <text:p text:style-name="P46">Radia-tion source <text:s/>number</text:p>
          </table:table-cell>
          <table:table-cell table:style-name="t2.B2" office:value-type="string">
            <text:p text:style-name="P12"><text:span text:style-name="T17">Distance to source</text:span>, </text:p>
            <text:p text:style-name="P14">R, сm</text:p>
          </table:table-cell>
          <table:table-cell table:style-name="t2.B2" office:value-type="string">
            <text:p text:style-name="P30"><text:span text:style-name="T17">Dose rate measurement at check point</text:span>,</text:p>
            <text:p text:style-name="P30"><text:span text:style-name="T35">Ḣ</text:span><text:span text:style-name="T47">*</text:span><text:span text:style-name="T30">i</text:span><text:span text:style-name="T38">(10)</text:span></text:p>
          </table:table-cell>
          <table:table-cell table:style-name="t2.B2" office:value-type="string">
            <text:p text:style-name="P27"><text:span text:style-name="T17">Average value</text:span>, </text:p>
            <text:p text:style-name="P28"><text:span text:style-name="T18">H</text:span><text:span text:style-name="T30">pi</text:span><text:span text:style-name="T38">(10)</text:span></text:p>
          </table:table-cell>
          <table:table-cell table:style-name="t2.B2" office:value-type="string">
            <text:p text:style-name="P12"><text:span text:style-name="T24">Relative <text:s/>measure-ment</text:span> <text:span text:style-name="T17">error</text:span></text:p>
            <text:p text:style-name="P47"><text:span text:style-name="T26">θ</text:span><text:span text:style-name="T32">пр</text:span><text:span text:style-name="T30">i</text:span><text:span text:style-name="T25">,</text:span> %</text:p>
          </table:table-cell>
          <table:table-cell table:style-name="t2.B2" office:value-type="string">
            <text:p text:style-name="P18"><text:span text:style-name="T48">Relative standard deviation</text:span>,</text:p>
            <text:p text:style-name="P18"><text:span text:style-name="T17">S</text:span><text:span text:style-name="T30">i</text:span><text:span text:style-name="T17">, %</text:span></text:p>
          </table:table-cell>
          <table:table-cell table:style-name="t2.B2" office:value-type="string">
            <text:p text:style-name="P26"><text:span text:style-name="T17">Confidence limit of the intrinsic <text:s/>relative error</text:span> <text:span text:style-name="T22">Δ</text:span><text:span text:style-name="T30">i</text:span><text:span text:style-name="T17">,</text:span> %</text:p>
          </table:table-cell>
          <table:table-cell table:style-name="t2.I2" office:value-type="string">
            <text:p text:style-name="P24">Limits of intrinsic relative</text:p>
            <text:p text:style-name="P22"><text:span text:style-name="T17">error</text:span>, % </text:p>
            <text:p text:style-name="P23">not above</text:p>
          </table:table-cell>
        </table:table-row>
        <table:table-row>
          <table:table-cell table:style-name="t2.A3" office:value-type="string">
            <text:p text:style-name="P35">Background</text:p>
          </table:table-cell>
          <table:table-cell table:style-name="t2.B3" office:value-type="string">
            <text:p text:style-name="P31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1">$2-bg0</text:p>
              <text:p text:style-name="P31">$2-bg1</text:p>
              <text:p text:style-name="P31">$2-bg2</text:p>
              <text:p text:style-name="P31">$2-bg3</text:p>
              <text:p text:style-name="P31">$2-bg4</text:p>
              <text:p text:style-name="P31">$2-bg5</text:p>
              <text:p text:style-name="P31">$2-bg6</text:p>
              <text:p text:style-name="P31">$2-bg7</text:p>
              <text:p text:style-name="P29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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1">$2-m00</text:p>
              <text:p text:style-name="P31">$2-m01</text:p>
              <text:p text:style-name="P31">$2-m02</text:p>
              <text:p text:style-name="P31">$2-m03</text:p>
              <text:p text:style-name="P31">$2-m04</text:p>
              <text:p text:style-name="P31">$2-m05</text:p>
              <text:p text:style-name="P31">$2-m06</text:p>
              <text:p text:style-name="P31">$2-m07</text:p>
              <text:p text:style-name="P31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<text:span text:style-name="T25">33.8</text:span>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1">$2-m11</text:p>
              <text:p text:style-name="P31">$2-m12</text:p>
              <text:p text:style-name="P31">$2-m13</text:p>
              <text:p text:style-name="P31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25">15</text:span></text:p>
          </table:table-cell>
        </table:table-row>
        <table:table-row>
          <table:table-cell table:style-name="t2.A3" office:value-type="string">
            <text:p text:style-name="P12">80<text:span text:style-name="T25">.</text:span>0 mSv/h</text:p>
          </table:table-cell>
          <table:table-cell table:style-name="t2.B3" office:value-type="string">
            <text:p text:style-name="P13">$2-n2</text:p>
          </table:table-cell>
          <table:table-cell table:style-name="t2.B3" office:value-type="string">
            <text:p text:style-name="P13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1">$2-m21</text:p>
              <text:p text:style-name="P31">$2-m22</text:p>
              <text:p text:style-name="P31">$2-m23</text:p>
              <text:p text:style-name="P31">$2-m24</text:p>
            </text:section>
          </table:table-cell>
          <table:table-cell table:style-name="t2.B3" office:value-type="string">
            <text:p text:style-name="P13">$2-av2</text:p>
          </table:table-cell>
          <table:table-cell table:style-name="t2.B3" office:value-type="string">
            <text:p text:style-name="P13">$2-o2</text:p>
          </table:table-cell>
          <table:table-cell table:style-name="t2.B3" office:value-type="string">
            <text:p text:style-name="P13">$2-q2</text:p>
          </table:table-cell>
          <table:table-cell table:style-name="t2.B3" office:value-type="string">
            <text:p text:style-name="P13">$2-do2</text:p>
          </table:table-cell>
          <table:table-cell table:style-name="t2.I3" office:value-type="string">
            <text:p text:style-name="P12">±<text:span text:style-name="T25">15.4</text:span></text:p>
          </table:table-cell>
        </table:table-row>
        <table:table-row>
          <table:table-cell table:style-name="t2.A7" office:value-type="string">
            <text:p text:style-name="P12"><text:span text:style-name="T25">4</text:span>00 mSv/h</text:p>
          </table:table-cell>
          <table:table-cell table:style-name="t2.B7" office:value-type="string">
            <text:p text:style-name="P13">$2-n3</text:p>
          </table:table-cell>
          <table:table-cell table:style-name="t2.B7" office:value-type="string">
            <text:p text:style-name="P13">$2-d3</text:p>
          </table:table-cell>
          <table:table-cell table:style-name="t2.D7" office:value-type="string">
            <text:section text:style-name="Sect1" text:name="Раздел10">
              <text:p text:style-name="P3">$2-m30</text:p>
              <text:p text:style-name="P31">$2-m31</text:p>
              <text:p text:style-name="P31">$2-m32</text:p>
              <text:p text:style-name="P31">$2-m33</text:p>
              <text:p text:style-name="P31">$2-m34</text:p>
            </text:section>
          </table:table-cell>
          <table:table-cell table:style-name="t2.B7" office:value-type="string">
            <text:p text:style-name="P13">$2-av3</text:p>
          </table:table-cell>
          <table:table-cell table:style-name="t2.B7" office:value-type="string">
            <text:p text:style-name="P13">$2-o3</text:p>
          </table:table-cell>
          <table:table-cell table:style-name="t2.B7" office:value-type="string">
            <text:p text:style-name="P13">$2-q3</text:p>
          </table:table-cell>
          <table:table-cell table:style-name="t2.B7" office:value-type="string">
            <text:p text:style-name="P13">$2-do3</text:p>
          </table:table-cell>
          <table:table-cell table:style-name="t2.I7" office:value-type="string">
            <text:p text:style-name="P12">±<text:span text:style-name="T25">17.0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1"><text:span text:style-name="T2">AT2503 </text:span><text:span text:style-name="T17">(</text:span><text:span text:style-name="T46"></text:span><text:span text:style-name="T17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29"><text:span text:style-name="T2">Actual dose value</text:span>,</text:p>
            <text:p text:style-name="P29"><text:span text:style-name="T18">H</text:span><text:span text:style-name="T30">p</text:span><text:span text:style-name="T29">0</text:span><text:span text:style-name="T17">(10)</text:span></text:p>
          </table:table-cell>
          <table:table-cell table:style-name="s2.B2" table:number-rows-spanned="2" office:value-type="string">
            <text:p text:style-name="P46">Radiation source <text:s/>number</text:p>
          </table:table-cell>
          <table:table-cell table:style-name="s2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24">Relative <text:s/>measure-ment</text:span> <text:span text:style-name="T17">error</text:span></text:p>
            <text:p text:style-name="P47"><text:span text:style-name="T26">θ</text:span><text:span text:style-name="T32">пр</text:span><text:span text:style-name="T30">i</text:span><text:span text:style-name="T25">,</text:span> %</text:p>
          </table:table-cell>
          <table:table-cell table:style-name="s2.B2" table:number-rows-spanned="2" office:value-type="string">
            <text:p text:style-name="P26"><text:span text:style-name="T17">Confidence limit of the intrinsic <text:s/>relative error</text:span> <text:span text:style-name="T22">Δ</text:span><text:span text:style-name="T30">i</text:span><text:span text:style-name="T17">,</text:span> %</text:p>
          </table:table-cell>
          <table:table-cell table:style-name="s2.I2" table:number-rows-spanned="2" office:value-type="string">
            <text:p text:style-name="P22"><text:span text:style-name="T17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29"><text:span text:style-name="T18">H</text:span><text:span text:style-name="T30">pi</text:span><text:span text:style-name="T17">(10)</text:span></text:p>
          </table:table-cell>
          <table:table-cell table:style-name="s2.D3" office:value-type="string">
            <text:p text:style-name="P29"><text:span text:style-name="T18">H</text:span><text:span text:style-name="T30">pi</text:span><text:span text:style-name="T17">(10)</text:span><text:span text:style-name="T29">meas</text:span><text:span text:style-name="T28">.</text:span></text:p>
          </table:table-cell>
          <table:table-cell table:style-name="s2.D3" office:value-type="string">
            <text:p text:style-name="P29"><text:span text:style-name="T18">H</text:span><text:span text:style-name="T30">pi</text:span><text:span text:style-name="T22">(10)</text:span><text:span text:style-name="T31">meas</text:span><text:span text:style-name="T33">.</text:span><text:span text:style-name="T39">-</text:span><text:span text:style-name="T18">H</text:span><text:span text:style-name="T30">p</text:span><text:span text:style-name="T29">0</text:span><text:span text:style-name="T17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mSv/h</text:p>
          </table:table-cell>
          <table:table-cell table:style-name="s2.B4" office:value-type="string">
            <text:p text:style-name="P13">$2-n2</text:p>
          </table:table-cell>
          <table:table-cell table:style-name="s2.B4" office:value-type="string">
            <text:p text:style-name="P19"><text:s text:c="2"/>$2-d2 <text:s/></text:p>
            <text:p text:style-name="P16">180c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25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2">AT2503 </text:span><text:span text:style-name="T17">(</text:span><text:span text:style-name="T46"></text:span><text:span text:style-name="T17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7">Dose rate at check point,</text:p>
            <text:p text:style-name="P11"><text:span text:style-name="T35">Ḣ</text:span><text:span text:style-name="T30">oi</text:span><text:span text:style-name="T38">(10)</text:span></text:p>
          </table:table-cell>
          <table:table-cell table:style-name="t3.B2" office:value-type="string">
            <text:p text:style-name="P46">Radia-tion source <text:s/>number</text:p>
          </table:table-cell>
          <table:table-cell table:style-name="t3.B2" office:value-type="string">
            <text:p text:style-name="P12"><text:span text:style-name="T17">Distance to source</text:span>, </text:p>
            <text:p text:style-name="P14">R, сm</text:p>
          </table:table-cell>
          <table:table-cell table:style-name="t3.B2" office:value-type="string">
            <text:p text:style-name="P30"><text:span text:style-name="T17">Dose rate measurement at check point</text:span>,</text:p>
            <text:p text:style-name="P30"><text:span text:style-name="T35">Ḣ</text:span><text:span text:style-name="T47">*</text:span><text:span text:style-name="T30">i</text:span><text:span text:style-name="T38">(10)</text:span></text:p>
          </table:table-cell>
          <table:table-cell table:style-name="t3.B2" office:value-type="string">
            <text:p text:style-name="P27"><text:span text:style-name="T17">Average value</text:span>, </text:p>
            <text:p text:style-name="P28"><text:span text:style-name="T18">H</text:span><text:span text:style-name="T30">pi</text:span><text:span text:style-name="T38">(10)</text:span></text:p>
          </table:table-cell>
          <table:table-cell table:style-name="t3.B2" office:value-type="string">
            <text:p text:style-name="P12"><text:span text:style-name="T24">Relative <text:s/>measure-ment</text:span> <text:span text:style-name="T17">error</text:span></text:p>
            <text:p text:style-name="P47"><text:span text:style-name="T26">θ</text:span><text:span text:style-name="T32">пр</text:span><text:span text:style-name="T30">i</text:span><text:span text:style-name="T25">,</text:span> %</text:p>
          </table:table-cell>
          <table:table-cell table:style-name="t3.B2" office:value-type="string">
            <text:p text:style-name="P18"><text:span text:style-name="T48">Relative standard deviation</text:span>,</text:p>
            <text:p text:style-name="P18"><text:span text:style-name="T17">S</text:span><text:span text:style-name="T30">i</text:span><text:span text:style-name="T17">, %</text:span></text:p>
          </table:table-cell>
          <table:table-cell table:style-name="t3.B2" office:value-type="string">
            <text:p text:style-name="P26"><text:span text:style-name="T17">Confidence limit of the intrinsic <text:s/>relative error</text:span> <text:span text:style-name="T22">Δ</text:span><text:span text:style-name="T30">i</text:span><text:span text:style-name="T17">,</text:span> %</text:p>
          </table:table-cell>
          <table:table-cell table:style-name="t3.I2" office:value-type="string">
            <text:p text:style-name="P24">Limits of intrinsic relative</text:p>
            <text:p text:style-name="P22"><text:span text:style-name="T17">error</text:span>, % </text:p>
            <text:p text:style-name="P23">not above</text:p>
          </table:table-cell>
        </table:table-row>
        <table:table-row>
          <table:table-cell table:style-name="t3.A3" office:value-type="string">
            <text:p text:style-name="P35">Background</text:p>
          </table:table-cell>
          <table:table-cell table:style-name="t3.B3" office:value-type="string">
            <text:p text:style-name="P31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1">$3-bg0</text:p>
              <text:p text:style-name="P31">$3-bg1</text:p>
              <text:p text:style-name="P31">$3-bg2</text:p>
              <text:p text:style-name="P31">$3-bg3</text:p>
              <text:p text:style-name="P31">$3-bg4</text:p>
              <text:p text:style-name="P31">$3-bg5</text:p>
              <text:p text:style-name="P31">$3-bg6</text:p>
              <text:p text:style-name="P31">$3-bg7</text:p>
              <text:p text:style-name="P29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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1">$3-m00</text:p>
              <text:p text:style-name="P31">$3-m01</text:p>
              <text:p text:style-name="P31">$3-m02</text:p>
              <text:p text:style-name="P31">$3-m03</text:p>
              <text:p text:style-name="P31">$3-m04</text:p>
              <text:p text:style-name="P31">$3-m05</text:p>
              <text:p text:style-name="P31">$3-m06</text:p>
              <text:p text:style-name="P31">$3-m07</text:p>
              <text:p text:style-name="P31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<text:span text:style-name="T25">33.8</text:span>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1">$3-m11</text:p>
              <text:p text:style-name="P31">$3-m12</text:p>
              <text:p text:style-name="P31">$3-m13</text:p>
              <text:p text:style-name="P31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25">15</text:span></text:p>
          </table:table-cell>
        </table:table-row>
        <table:table-row>
          <table:table-cell table:style-name="t3.A3" office:value-type="string">
            <text:p text:style-name="P12">80<text:span text:style-name="T25">.</text:span>0 mSv/h</text:p>
          </table:table-cell>
          <table:table-cell table:style-name="t3.B3" office:value-type="string">
            <text:p text:style-name="P13">$3-n2</text:p>
          </table:table-cell>
          <table:table-cell table:style-name="t3.B3" office:value-type="string">
            <text:p text:style-name="P13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1">$3-m21</text:p>
              <text:p text:style-name="P31">$3-m22</text:p>
              <text:p text:style-name="P31">$3-m23</text:p>
              <text:p text:style-name="P31">$3-m24</text:p>
            </text:section>
          </table:table-cell>
          <table:table-cell table:style-name="t3.B3" office:value-type="string">
            <text:p text:style-name="P13">$3-av2</text:p>
          </table:table-cell>
          <table:table-cell table:style-name="t3.B3" office:value-type="string">
            <text:p text:style-name="P13">$3-o2</text:p>
          </table:table-cell>
          <table:table-cell table:style-name="t3.B3" office:value-type="string">
            <text:p text:style-name="P13">$3-q2</text:p>
          </table:table-cell>
          <table:table-cell table:style-name="t3.B3" office:value-type="string">
            <text:p text:style-name="P13">$3-do2</text:p>
          </table:table-cell>
          <table:table-cell table:style-name="t3.I3" office:value-type="string">
            <text:p text:style-name="P12">±<text:span text:style-name="T25">15.4</text:span></text:p>
          </table:table-cell>
        </table:table-row>
        <table:table-row>
          <table:table-cell table:style-name="t3.A7" office:value-type="string">
            <text:p text:style-name="P12"><text:span text:style-name="T25">4</text:span>00 mSv/h</text:p>
          </table:table-cell>
          <table:table-cell table:style-name="t3.B7" office:value-type="string">
            <text:p text:style-name="P13">$3-n3</text:p>
          </table:table-cell>
          <table:table-cell table:style-name="t3.B7" office:value-type="string">
            <text:p text:style-name="P13">$3-d3</text:p>
          </table:table-cell>
          <table:table-cell table:style-name="t3.D7" office:value-type="string">
            <text:section text:style-name="Sect1" text:name="Раздел15">
              <text:p text:style-name="P3">$3-m30</text:p>
              <text:p text:style-name="P31">$3-m31</text:p>
              <text:p text:style-name="P31">$3-m32</text:p>
              <text:p text:style-name="P31">$3-m33</text:p>
              <text:p text:style-name="P31">$3-m34</text:p>
            </text:section>
          </table:table-cell>
          <table:table-cell table:style-name="t3.B7" office:value-type="string">
            <text:p text:style-name="P13">$3-av3</text:p>
          </table:table-cell>
          <table:table-cell table:style-name="t3.B7" office:value-type="string">
            <text:p text:style-name="P13">$3-o3</text:p>
          </table:table-cell>
          <table:table-cell table:style-name="t3.B7" office:value-type="string">
            <text:p text:style-name="P13">$3-q3</text:p>
          </table:table-cell>
          <table:table-cell table:style-name="t3.B7" office:value-type="string">
            <text:p text:style-name="P13">$3-do3</text:p>
          </table:table-cell>
          <table:table-cell table:style-name="t3.I7" office:value-type="string">
            <text:p text:style-name="P12">±<text:span text:style-name="T25">17.0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1"><text:span text:style-name="T2">AT2503 </text:span><text:span text:style-name="T17">(</text:span><text:span text:style-name="T46"></text:span><text:span text:style-name="T17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29"><text:span text:style-name="T2">Actual dose value</text:span>,</text:p>
            <text:p text:style-name="P29"><text:span text:style-name="T18">H</text:span><text:span text:style-name="T30">p</text:span><text:span text:style-name="T29">0</text:span><text:span text:style-name="T17">(10)</text:span></text:p>
          </table:table-cell>
          <table:table-cell table:style-name="s3.B2" table:number-rows-spanned="2" office:value-type="string">
            <text:p text:style-name="P46">Radiation source <text:s/>number</text:p>
          </table:table-cell>
          <table:table-cell table:style-name="s3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3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24">Relative <text:s/>measure-ment</text:span> <text:span text:style-name="T17">error</text:span></text:p>
            <text:p text:style-name="P47"><text:span text:style-name="T26">θ</text:span><text:span text:style-name="T32">пр</text:span><text:span text:style-name="T30">i</text:span><text:span text:style-name="T25">,</text:span> %</text:p>
          </table:table-cell>
          <table:table-cell table:style-name="s3.B2" table:number-rows-spanned="2" office:value-type="string">
            <text:p text:style-name="P26"><text:span text:style-name="T17">Confidence limit of the intrinsic <text:s/>relative error</text:span> <text:span text:style-name="T22">Δ</text:span><text:span text:style-name="T30">i</text:span><text:span text:style-name="T17">,</text:span> %</text:p>
          </table:table-cell>
          <table:table-cell table:style-name="s3.I2" table:number-rows-spanned="2" office:value-type="string">
            <text:p text:style-name="P22"><text:span text:style-name="T17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29"><text:span text:style-name="T18">H</text:span><text:span text:style-name="T30">pi</text:span><text:span text:style-name="T17">(10)</text:span></text:p>
          </table:table-cell>
          <table:table-cell table:style-name="s3.D3" office:value-type="string">
            <text:p text:style-name="P29"><text:span text:style-name="T18">H</text:span><text:span text:style-name="T30">pi</text:span><text:span text:style-name="T17">(10)</text:span><text:span text:style-name="T29">meas</text:span><text:span text:style-name="T28">.</text:span></text:p>
          </table:table-cell>
          <table:table-cell table:style-name="s3.D3" office:value-type="string">
            <text:p text:style-name="P29"><text:span text:style-name="T18">H</text:span><text:span text:style-name="T30">pi</text:span><text:span text:style-name="T22">(10)</text:span><text:span text:style-name="T31">meas</text:span><text:span text:style-name="T33">.</text:span><text:span text:style-name="T39">-</text:span><text:span text:style-name="T18">H</text:span><text:span text:style-name="T30">p</text:span><text:span text:style-name="T29">0</text:span><text:span text:style-name="T17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mSv/h</text:p>
          </table:table-cell>
          <table:table-cell table:style-name="s3.B4" office:value-type="string">
            <text:p text:style-name="P13">$3-n2</text:p>
          </table:table-cell>
          <table:table-cell table:style-name="s3.B4" office:value-type="string">
            <text:p text:style-name="P19"><text:s text:c="2"/>$3-d2 <text:s/></text:p>
            <text:p text:style-name="P16">180c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25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1"><text:span text:style-name="T2">AT2503 </text:span><text:span text:style-name="T17">(</text:span><text:span text:style-name="T46"></text:span><text:span text:style-name="T17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7">Dose rate at check point,</text:p>
            <text:p text:style-name="P11"><text:span text:style-name="T35">Ḣ</text:span><text:span text:style-name="T30">oi</text:span><text:span text:style-name="T38">(10)</text:span></text:p>
          </table:table-cell>
          <table:table-cell table:style-name="t4.B2" office:value-type="string">
            <text:p text:style-name="P46">Radia-tion source <text:s/>number</text:p>
          </table:table-cell>
          <table:table-cell table:style-name="t4.B2" office:value-type="string">
            <text:p text:style-name="P12"><text:span text:style-name="T17">Distance to source</text:span>, </text:p>
            <text:p text:style-name="P14">R, сm</text:p>
          </table:table-cell>
          <table:table-cell table:style-name="t4.B2" office:value-type="string">
            <text:p text:style-name="P30"><text:span text:style-name="T17">Dose rate measurement at check point</text:span>,</text:p>
            <text:p text:style-name="P30"><text:span text:style-name="T35">Ḣ</text:span><text:span text:style-name="T47">*</text:span><text:span text:style-name="T30">i</text:span><text:span text:style-name="T38">(10)</text:span></text:p>
          </table:table-cell>
          <table:table-cell table:style-name="t4.B2" office:value-type="string">
            <text:p text:style-name="P27"><text:span text:style-name="T17">Average value</text:span>, </text:p>
            <text:p text:style-name="P28"><text:span text:style-name="T18">H</text:span><text:span text:style-name="T30">pi</text:span><text:span text:style-name="T38">(10)</text:span></text:p>
          </table:table-cell>
          <table:table-cell table:style-name="t4.B2" office:value-type="string">
            <text:p text:style-name="P12"><text:span text:style-name="T24">Relative <text:s/>measure-ment</text:span> <text:span text:style-name="T17">error</text:span></text:p>
            <text:p text:style-name="P47"><text:span text:style-name="T26">θ</text:span><text:span text:style-name="T32">пр</text:span><text:span text:style-name="T30">i</text:span><text:span text:style-name="T25">,</text:span> %</text:p>
          </table:table-cell>
          <table:table-cell table:style-name="t4.B2" office:value-type="string">
            <text:p text:style-name="P18"><text:span text:style-name="T48">Relative standard deviation</text:span>,</text:p>
            <text:p text:style-name="P18"><text:span text:style-name="T17">S</text:span><text:span text:style-name="T30">i</text:span><text:span text:style-name="T17">, %</text:span></text:p>
          </table:table-cell>
          <table:table-cell table:style-name="t4.B2" office:value-type="string">
            <text:p text:style-name="P26"><text:span text:style-name="T17">Confidence limit of the intrinsic <text:s/>relative error</text:span> <text:span text:style-name="T22">Δ</text:span><text:span text:style-name="T30">i</text:span><text:span text:style-name="T17">,</text:span> %</text:p>
          </table:table-cell>
          <table:table-cell table:style-name="t4.I2" office:value-type="string">
            <text:p text:style-name="P24">Limits of intrinsic relative</text:p>
            <text:p text:style-name="P22"><text:span text:style-name="T17">error</text:span>, % </text:p>
            <text:p text:style-name="P23">not above</text:p>
          </table:table-cell>
        </table:table-row>
        <table:table-row>
          <table:table-cell table:style-name="t4.A3" office:value-type="string">
            <text:p text:style-name="P35">Background</text:p>
          </table:table-cell>
          <table:table-cell table:style-name="t4.B3" office:value-type="string">
            <text:p text:style-name="P31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1">$4-bg0</text:p>
              <text:p text:style-name="P31">$4-bg1</text:p>
              <text:p text:style-name="P31">$4-bg2</text:p>
              <text:p text:style-name="P31">$4-bg3</text:p>
              <text:p text:style-name="P31">$4-bg4</text:p>
              <text:p text:style-name="P31">$4-bg5</text:p>
              <text:p text:style-name="P31">$4-bg6</text:p>
              <text:p text:style-name="P31">$4-bg7</text:p>
              <text:p text:style-name="P29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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1">$4-m00</text:p>
              <text:p text:style-name="P31">$4-m01</text:p>
              <text:p text:style-name="P31">$4-m02</text:p>
              <text:p text:style-name="P31">$4-m03</text:p>
              <text:p text:style-name="P31">$4-m04</text:p>
              <text:p text:style-name="P31">$4-m05</text:p>
              <text:p text:style-name="P31">$4-m06</text:p>
              <text:p text:style-name="P31">$4-m07</text:p>
              <text:p text:style-name="P31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<text:span text:style-name="T25">33.8</text:span>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1">$4-m11</text:p>
              <text:p text:style-name="P31">$4-m12</text:p>
              <text:p text:style-name="P31">$4-m13</text:p>
              <text:p text:style-name="P31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25">15</text:span></text:p>
          </table:table-cell>
        </table:table-row>
        <table:table-row>
          <table:table-cell table:style-name="t4.A3" office:value-type="string">
            <text:p text:style-name="P12">80<text:span text:style-name="T25">.</text:span>0 mSv/h</text:p>
          </table:table-cell>
          <table:table-cell table:style-name="t4.B3" office:value-type="string">
            <text:p text:style-name="P13">$4-n2</text:p>
          </table:table-cell>
          <table:table-cell table:style-name="t4.B3" office:value-type="string">
            <text:p text:style-name="P13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1">$4-m21</text:p>
              <text:p text:style-name="P31">$4-m22</text:p>
              <text:p text:style-name="P31">$4-m23</text:p>
              <text:p text:style-name="P31">$4-m24</text:p>
            </text:section>
          </table:table-cell>
          <table:table-cell table:style-name="t4.B3" office:value-type="string">
            <text:p text:style-name="P13">$4-av2</text:p>
          </table:table-cell>
          <table:table-cell table:style-name="t4.B3" office:value-type="string">
            <text:p text:style-name="P13">$4-o2</text:p>
          </table:table-cell>
          <table:table-cell table:style-name="t4.B3" office:value-type="string">
            <text:p text:style-name="P13">$4-q2</text:p>
          </table:table-cell>
          <table:table-cell table:style-name="t4.B3" office:value-type="string">
            <text:p text:style-name="P13">$4-do2</text:p>
          </table:table-cell>
          <table:table-cell table:style-name="t4.I3" office:value-type="string">
            <text:p text:style-name="P12">±<text:span text:style-name="T25">15.4</text:span></text:p>
          </table:table-cell>
        </table:table-row>
        <table:table-row>
          <table:table-cell table:style-name="t4.A7" office:value-type="string">
            <text:p text:style-name="P12"><text:span text:style-name="T25">4</text:span>00 mSv/h</text:p>
          </table:table-cell>
          <table:table-cell table:style-name="t4.B7" office:value-type="string">
            <text:p text:style-name="P13">$4-n3</text:p>
          </table:table-cell>
          <table:table-cell table:style-name="t4.B7" office:value-type="string">
            <text:p text:style-name="P13">$4-d3</text:p>
          </table:table-cell>
          <table:table-cell table:style-name="t4.D7" office:value-type="string">
            <text:section text:style-name="Sect1" text:name="Раздел20">
              <text:p text:style-name="P3">$4-m30</text:p>
              <text:p text:style-name="P31">$4-m31</text:p>
              <text:p text:style-name="P31">$4-m32</text:p>
              <text:p text:style-name="P31">$4-m33</text:p>
              <text:p text:style-name="P31">$4-m34</text:p>
            </text:section>
          </table:table-cell>
          <table:table-cell table:style-name="t4.B7" office:value-type="string">
            <text:p text:style-name="P13">$4-av3</text:p>
          </table:table-cell>
          <table:table-cell table:style-name="t4.B7" office:value-type="string">
            <text:p text:style-name="P13">$4-o3</text:p>
          </table:table-cell>
          <table:table-cell table:style-name="t4.B7" office:value-type="string">
            <text:p text:style-name="P13">$4-q3</text:p>
          </table:table-cell>
          <table:table-cell table:style-name="t4.B7" office:value-type="string">
            <text:p text:style-name="P13">$4-do3</text:p>
          </table:table-cell>
          <table:table-cell table:style-name="t4.I7" office:value-type="string">
            <text:p text:style-name="P12">±<text:span text:style-name="T25">17.0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2">AT2503 </text:span><text:span text:style-name="T17">(</text:span><text:span text:style-name="T46"></text:span><text:span text:style-name="T17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29"><text:span text:style-name="T2">Actual dose value</text:span>,</text:p>
            <text:p text:style-name="P29"><text:span text:style-name="T18">H</text:span><text:span text:style-name="T30">p</text:span><text:span text:style-name="T29">0</text:span><text:span text:style-name="T17">(10)</text:span></text:p>
          </table:table-cell>
          <table:table-cell table:style-name="s4.B2" table:number-rows-spanned="2" office:value-type="string">
            <text:p text:style-name="P46">Radiation source <text:s/>number</text:p>
          </table:table-cell>
          <table:table-cell table:style-name="s4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4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24">Relative <text:s/>measure-ment</text:span> <text:span text:style-name="T17">error</text:span></text:p>
            <text:p text:style-name="P47"><text:span text:style-name="T26">θ</text:span><text:span text:style-name="T32">пр</text:span><text:span text:style-name="T30">i</text:span><text:span text:style-name="T25">,</text:span> %</text:p>
          </table:table-cell>
          <table:table-cell table:style-name="s4.B2" table:number-rows-spanned="2" office:value-type="string">
            <text:p text:style-name="P26"><text:span text:style-name="T17">Confidence limit of the intrinsic <text:s/>relative error</text:span> <text:span text:style-name="T22">Δ</text:span><text:span text:style-name="T30">i</text:span><text:span text:style-name="T17">,</text:span> %</text:p>
          </table:table-cell>
          <table:table-cell table:style-name="s4.I2" table:number-rows-spanned="2" office:value-type="string">
            <text:p text:style-name="P22"><text:span text:style-name="T17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29"><text:span text:style-name="T18">H</text:span><text:span text:style-name="T30">pi</text:span><text:span text:style-name="T17">(10)</text:span></text:p>
          </table:table-cell>
          <table:table-cell table:style-name="s4.D3" office:value-type="string">
            <text:p text:style-name="P29"><text:span text:style-name="T18">H</text:span><text:span text:style-name="T30">pi</text:span><text:span text:style-name="T17">(10)</text:span><text:span text:style-name="T29">meas</text:span><text:span text:style-name="T28">.</text:span></text:p>
          </table:table-cell>
          <table:table-cell table:style-name="s4.D3" office:value-type="string">
            <text:p text:style-name="P29"><text:span text:style-name="T18">H</text:span><text:span text:style-name="T30">pi</text:span><text:span text:style-name="T22">(10)</text:span><text:span text:style-name="T31">meas</text:span><text:span text:style-name="T33">.</text:span><text:span text:style-name="T39">-</text:span><text:span text:style-name="T18">H</text:span><text:span text:style-name="T30">p</text:span><text:span text:style-name="T29">0</text:span><text:span text:style-name="T17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mSv/h</text:p>
          </table:table-cell>
          <table:table-cell table:style-name="s4.B4" office:value-type="string">
            <text:p text:style-name="P13">$4-n2</text:p>
          </table:table-cell>
          <table:table-cell table:style-name="s4.B4" office:value-type="string">
            <text:p text:style-name="P19"><text:s text:c="2"/>$4-d2 <text:s/></text:p>
            <text:p text:style-name="P16">180c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25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1"><text:span text:style-name="T2">AT2503 </text:span><text:span text:style-name="T17">(</text:span><text:span text:style-name="T46"></text:span><text:span text:style-name="T17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7">Dose rate at check point,</text:p>
            <text:p text:style-name="P11"><text:span text:style-name="T35">Ḣ</text:span><text:span text:style-name="T30">oi</text:span><text:span text:style-name="T38">(10)</text:span></text:p>
          </table:table-cell>
          <table:table-cell table:style-name="t5.B2" office:value-type="string">
            <text:p text:style-name="P46">Radia-tion source <text:s/>number</text:p>
          </table:table-cell>
          <table:table-cell table:style-name="t5.B2" office:value-type="string">
            <text:p text:style-name="P12"><text:span text:style-name="T17">Distance to source</text:span>, </text:p>
            <text:p text:style-name="P14">R, сm</text:p>
          </table:table-cell>
          <table:table-cell table:style-name="t5.B2" office:value-type="string">
            <text:p text:style-name="P30"><text:span text:style-name="T17">Dose rate measurement at check point</text:span>,</text:p>
            <text:p text:style-name="P30"><text:span text:style-name="T35">Ḣ</text:span><text:span text:style-name="T47">*</text:span><text:span text:style-name="T30">i</text:span><text:span text:style-name="T38">(10)</text:span></text:p>
          </table:table-cell>
          <table:table-cell table:style-name="t5.B2" office:value-type="string">
            <text:p text:style-name="P27"><text:span text:style-name="T17">Average value</text:span>, </text:p>
            <text:p text:style-name="P28"><text:span text:style-name="T18">H</text:span><text:span text:style-name="T30">pi</text:span><text:span text:style-name="T38">(10)</text:span></text:p>
          </table:table-cell>
          <table:table-cell table:style-name="t5.B2" office:value-type="string">
            <text:p text:style-name="P12"><text:span text:style-name="T24">Relative <text:s/>measure-ment</text:span> <text:span text:style-name="T17">error</text:span></text:p>
            <text:p text:style-name="P47"><text:span text:style-name="T26">θ</text:span><text:span text:style-name="T32">пр</text:span><text:span text:style-name="T30">i</text:span><text:span text:style-name="T25">,</text:span> %</text:p>
          </table:table-cell>
          <table:table-cell table:style-name="t5.B2" office:value-type="string">
            <text:p text:style-name="P18"><text:span text:style-name="T48">Relative standard deviation</text:span>,</text:p>
            <text:p text:style-name="P18"><text:span text:style-name="T17">S</text:span><text:span text:style-name="T30">i</text:span><text:span text:style-name="T17">, %</text:span></text:p>
          </table:table-cell>
          <table:table-cell table:style-name="t5.B2" office:value-type="string">
            <text:p text:style-name="P26"><text:span text:style-name="T17">Confidence limit of the intrinsic <text:s/>relative error</text:span> <text:span text:style-name="T22">Δ</text:span><text:span text:style-name="T30">i</text:span><text:span text:style-name="T17">,</text:span> %</text:p>
          </table:table-cell>
          <table:table-cell table:style-name="t5.I2" office:value-type="string">
            <text:p text:style-name="P24">Limits of intrinsic relative</text:p>
            <text:p text:style-name="P22"><text:span text:style-name="T17">error</text:span>, % </text:p>
            <text:p text:style-name="P23">not above</text:p>
          </table:table-cell>
        </table:table-row>
        <table:table-row>
          <table:table-cell table:style-name="t5.A3" office:value-type="string">
            <text:p text:style-name="P35">Background</text:p>
          </table:table-cell>
          <table:table-cell table:style-name="t5.B3" office:value-type="string">
            <text:p text:style-name="P31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1">$5-bg0</text:p>
              <text:p text:style-name="P31">$5-bg1</text:p>
              <text:p text:style-name="P31">$5-bg2</text:p>
              <text:p text:style-name="P31">$5-bg3</text:p>
              <text:p text:style-name="P31">$5-bg4</text:p>
              <text:p text:style-name="P31">$5-bg5</text:p>
              <text:p text:style-name="P31">$5-bg6</text:p>
              <text:p text:style-name="P31">$5-bg7</text:p>
              <text:p text:style-name="P29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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1">$5-m00</text:p>
              <text:p text:style-name="P31">$5-m01</text:p>
              <text:p text:style-name="P31">$5-m02</text:p>
              <text:p text:style-name="P31">$5-m03</text:p>
              <text:p text:style-name="P31">$5-m04</text:p>
              <text:p text:style-name="P31">$5-m05</text:p>
              <text:p text:style-name="P31">$5-m06</text:p>
              <text:p text:style-name="P31">$5-m07</text:p>
              <text:p text:style-name="P31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<text:span text:style-name="T25">33.8</text:span>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1">$5-m11</text:p>
              <text:p text:style-name="P31">$5-m12</text:p>
              <text:p text:style-name="P31">$5-m13</text:p>
              <text:p text:style-name="P31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25">15</text:span></text:p>
          </table:table-cell>
        </table:table-row>
        <table:table-row>
          <table:table-cell table:style-name="t5.A3" office:value-type="string">
            <text:p text:style-name="P12">80<text:span text:style-name="T25">.</text:span>0 mSv/h</text:p>
          </table:table-cell>
          <table:table-cell table:style-name="t5.B3" office:value-type="string">
            <text:p text:style-name="P13">$5-n2</text:p>
          </table:table-cell>
          <table:table-cell table:style-name="t5.B3" office:value-type="string">
            <text:p text:style-name="P13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1">$5-m21</text:p>
              <text:p text:style-name="P31">$5-m22</text:p>
              <text:p text:style-name="P31">$5-m23</text:p>
              <text:p text:style-name="P31">$5-m24</text:p>
            </text:section>
          </table:table-cell>
          <table:table-cell table:style-name="t5.B3" office:value-type="string">
            <text:p text:style-name="P13">$5-av2</text:p>
          </table:table-cell>
          <table:table-cell table:style-name="t5.B3" office:value-type="string">
            <text:p text:style-name="P13">$5-o2</text:p>
          </table:table-cell>
          <table:table-cell table:style-name="t5.B3" office:value-type="string">
            <text:p text:style-name="P13">$5-q2</text:p>
          </table:table-cell>
          <table:table-cell table:style-name="t5.B3" office:value-type="string">
            <text:p text:style-name="P13">$5-do2</text:p>
          </table:table-cell>
          <table:table-cell table:style-name="t5.I3" office:value-type="string">
            <text:p text:style-name="P12">±<text:span text:style-name="T25">15.4</text:span></text:p>
          </table:table-cell>
        </table:table-row>
        <table:table-row>
          <table:table-cell table:style-name="t5.A7" office:value-type="string">
            <text:p text:style-name="P12"><text:span text:style-name="T25">4</text:span>00 mSv/h</text:p>
          </table:table-cell>
          <table:table-cell table:style-name="t5.B7" office:value-type="string">
            <text:p text:style-name="P13">$5-n3</text:p>
          </table:table-cell>
          <table:table-cell table:style-name="t5.B7" office:value-type="string">
            <text:p text:style-name="P13">$5-d3</text:p>
          </table:table-cell>
          <table:table-cell table:style-name="t5.D7" office:value-type="string">
            <text:section text:style-name="Sect1" text:name="Раздел25">
              <text:p text:style-name="P3">$5-m30</text:p>
              <text:p text:style-name="P31">$5-m31</text:p>
              <text:p text:style-name="P31">$5-m32</text:p>
              <text:p text:style-name="P31">$5-m33</text:p>
              <text:p text:style-name="P31">$5-m34</text:p>
            </text:section>
          </table:table-cell>
          <table:table-cell table:style-name="t5.B7" office:value-type="string">
            <text:p text:style-name="P13">$5-av3</text:p>
          </table:table-cell>
          <table:table-cell table:style-name="t5.B7" office:value-type="string">
            <text:p text:style-name="P13">$5-o3</text:p>
          </table:table-cell>
          <table:table-cell table:style-name="t5.B7" office:value-type="string">
            <text:p text:style-name="P13">$5-q3</text:p>
          </table:table-cell>
          <table:table-cell table:style-name="t5.B7" office:value-type="string">
            <text:p text:style-name="P13">$5-do3</text:p>
          </table:table-cell>
          <table:table-cell table:style-name="t5.I7" office:value-type="string">
            <text:p text:style-name="P12">±<text:span text:style-name="T25">17.0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2">AT2503 </text:span><text:span text:style-name="T17">(</text:span><text:span text:style-name="T46"></text:span><text:span text:style-name="T17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29"><text:span text:style-name="T2">Actual dose value</text:span>,</text:p>
            <text:p text:style-name="P29"><text:span text:style-name="T18">H</text:span><text:span text:style-name="T30">p</text:span><text:span text:style-name="T29">0</text:span><text:span text:style-name="T17">(10)</text:span></text:p>
          </table:table-cell>
          <table:table-cell table:style-name="s5.B2" table:number-rows-spanned="2" office:value-type="string">
            <text:p text:style-name="P46">Radiation source <text:s/>number</text:p>
          </table:table-cell>
          <table:table-cell table:style-name="s5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5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24">Relative <text:s/>measure-ment</text:span> <text:span text:style-name="T17">error</text:span></text:p>
            <text:p text:style-name="P47"><text:span text:style-name="T26">θ</text:span><text:span text:style-name="T32">пр</text:span><text:span text:style-name="T30">i</text:span><text:span text:style-name="T25">,</text:span> %</text:p>
          </table:table-cell>
          <table:table-cell table:style-name="s5.B2" table:number-rows-spanned="2" office:value-type="string">
            <text:p text:style-name="P26"><text:span text:style-name="T17">Confidence limit of the intrinsic <text:s/>relative error</text:span> <text:span text:style-name="T22">Δ</text:span><text:span text:style-name="T30">i</text:span><text:span text:style-name="T17">,</text:span> %</text:p>
          </table:table-cell>
          <table:table-cell table:style-name="s5.I2" table:number-rows-spanned="2" office:value-type="string">
            <text:p text:style-name="P22"><text:span text:style-name="T17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29"><text:span text:style-name="T18">H</text:span><text:span text:style-name="T30">pi</text:span><text:span text:style-name="T17">(10)</text:span></text:p>
          </table:table-cell>
          <table:table-cell table:style-name="s5.D3" office:value-type="string">
            <text:p text:style-name="P29"><text:span text:style-name="T18">H</text:span><text:span text:style-name="T30">pi</text:span><text:span text:style-name="T17">(10)</text:span><text:span text:style-name="T29">meas</text:span><text:span text:style-name="T28">.</text:span></text:p>
          </table:table-cell>
          <table:table-cell table:style-name="s5.D3" office:value-type="string">
            <text:p text:style-name="P29"><text:span text:style-name="T18">H</text:span><text:span text:style-name="T30">pi</text:span><text:span text:style-name="T22">(10)</text:span><text:span text:style-name="T31">meas</text:span><text:span text:style-name="T33">.</text:span><text:span text:style-name="T39">-</text:span><text:span text:style-name="T18">H</text:span><text:span text:style-name="T30">p</text:span><text:span text:style-name="T29">0</text:span><text:span text:style-name="T17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mSv/h</text:p>
          </table:table-cell>
          <table:table-cell table:style-name="s5.B4" office:value-type="string">
            <text:p text:style-name="P13">$5-n2</text:p>
          </table:table-cell>
          <table:table-cell table:style-name="s5.B4" office:value-type="string">
            <text:p text:style-name="P19"><text:s text:c="2"/>$5-d2 <text:s/></text:p>
            <text:p text:style-name="P16">180c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25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1"><text:span text:style-name="T2">AT2503 </text:span><text:span text:style-name="T17">(</text:span><text:span text:style-name="T46"></text:span><text:span text:style-name="T17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7">Dose rate at check point,</text:p>
            <text:p text:style-name="P11"><text:span text:style-name="T35">Ḣ</text:span><text:span text:style-name="T30">oi</text:span><text:span text:style-name="T38">(10)</text:span></text:p>
          </table:table-cell>
          <table:table-cell table:style-name="t6.B2" office:value-type="string">
            <text:p text:style-name="P46">Radia-tion source <text:s/>number</text:p>
          </table:table-cell>
          <table:table-cell table:style-name="t6.B2" office:value-type="string">
            <text:p text:style-name="P12"><text:span text:style-name="T17">Distance to source</text:span>, </text:p>
            <text:p text:style-name="P14">R, сm</text:p>
          </table:table-cell>
          <table:table-cell table:style-name="t6.B2" office:value-type="string">
            <text:p text:style-name="P30"><text:span text:style-name="T17">Dose rate measurement at check point</text:span>,</text:p>
            <text:p text:style-name="P30"><text:span text:style-name="T35">Ḣ</text:span><text:span text:style-name="T47">*</text:span><text:span text:style-name="T30">i</text:span><text:span text:style-name="T38">(10)</text:span></text:p>
          </table:table-cell>
          <table:table-cell table:style-name="t6.B2" office:value-type="string">
            <text:p text:style-name="P27"><text:span text:style-name="T17">Average value</text:span>, </text:p>
            <text:p text:style-name="P28"><text:span text:style-name="T18">H</text:span><text:span text:style-name="T30">pi</text:span><text:span text:style-name="T38">(10)</text:span></text:p>
          </table:table-cell>
          <table:table-cell table:style-name="t6.B2" office:value-type="string">
            <text:p text:style-name="P12"><text:span text:style-name="T24">Relative <text:s/>measure-ment</text:span> <text:span text:style-name="T17">error</text:span></text:p>
            <text:p text:style-name="P47"><text:span text:style-name="T26">θ</text:span><text:span text:style-name="T32">пр</text:span><text:span text:style-name="T30">i</text:span><text:span text:style-name="T25">,</text:span> %</text:p>
          </table:table-cell>
          <table:table-cell table:style-name="t6.B2" office:value-type="string">
            <text:p text:style-name="P18"><text:span text:style-name="T48">Relative standard deviation</text:span>,</text:p>
            <text:p text:style-name="P18"><text:span text:style-name="T17">S</text:span><text:span text:style-name="T30">i</text:span><text:span text:style-name="T17">, %</text:span></text:p>
          </table:table-cell>
          <table:table-cell table:style-name="t6.B2" office:value-type="string">
            <text:p text:style-name="P26"><text:span text:style-name="T17">Confidence limit of the intrinsic <text:s/>relative error</text:span> <text:span text:style-name="T22">Δ</text:span><text:span text:style-name="T30">i</text:span><text:span text:style-name="T17">,</text:span> %</text:p>
          </table:table-cell>
          <table:table-cell table:style-name="t6.I2" office:value-type="string">
            <text:p text:style-name="P24">Limits of intrinsic relative</text:p>
            <text:p text:style-name="P22"><text:span text:style-name="T17">error</text:span>, % </text:p>
            <text:p text:style-name="P23">not above</text:p>
          </table:table-cell>
        </table:table-row>
        <table:table-row>
          <table:table-cell table:style-name="t6.A3" office:value-type="string">
            <text:p text:style-name="P35">Background</text:p>
          </table:table-cell>
          <table:table-cell table:style-name="t6.B3" office:value-type="string">
            <text:p text:style-name="P31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1">$6-bg0</text:p>
              <text:p text:style-name="P31">$6-bg1</text:p>
              <text:p text:style-name="P31">$6-bg2</text:p>
              <text:p text:style-name="P31">$6-bg3</text:p>
              <text:p text:style-name="P31">$6-bg4</text:p>
              <text:p text:style-name="P31">$6-bg5</text:p>
              <text:p text:style-name="P31">$6-bg6</text:p>
              <text:p text:style-name="P31">$6-bg7</text:p>
              <text:p text:style-name="P29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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1">$6-m00</text:p>
              <text:p text:style-name="P31">$6-m01</text:p>
              <text:p text:style-name="P31">$6-m02</text:p>
              <text:p text:style-name="P31">$6-m03</text:p>
              <text:p text:style-name="P31">$6-m04</text:p>
              <text:p text:style-name="P31">$6-m05</text:p>
              <text:p text:style-name="P31">$6-m06</text:p>
              <text:p text:style-name="P31">$6-m07</text:p>
              <text:p text:style-name="P31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<text:span text:style-name="T25">33.8</text:span>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1">$6-m11</text:p>
              <text:p text:style-name="P31">$6-m12</text:p>
              <text:p text:style-name="P31">$6-m13</text:p>
              <text:p text:style-name="P31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25">15</text:span></text:p>
          </table:table-cell>
        </table:table-row>
        <table:table-row>
          <table:table-cell table:style-name="t6.A3" office:value-type="string">
            <text:p text:style-name="P12">80<text:span text:style-name="T25">.</text:span>0 mSv/h</text:p>
          </table:table-cell>
          <table:table-cell table:style-name="t6.B3" office:value-type="string">
            <text:p text:style-name="P13">$6-n2</text:p>
          </table:table-cell>
          <table:table-cell table:style-name="t6.B3" office:value-type="string">
            <text:p text:style-name="P13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1">$6-m21</text:p>
              <text:p text:style-name="P31">$6-m22</text:p>
              <text:p text:style-name="P31">$6-m23</text:p>
              <text:p text:style-name="P31">$6-m24</text:p>
            </text:section>
          </table:table-cell>
          <table:table-cell table:style-name="t6.B3" office:value-type="string">
            <text:p text:style-name="P13">$6-av2</text:p>
          </table:table-cell>
          <table:table-cell table:style-name="t6.B3" office:value-type="string">
            <text:p text:style-name="P13">$6-o2</text:p>
          </table:table-cell>
          <table:table-cell table:style-name="t6.B3" office:value-type="string">
            <text:p text:style-name="P13">$6-q2</text:p>
          </table:table-cell>
          <table:table-cell table:style-name="t6.B3" office:value-type="string">
            <text:p text:style-name="P13">$6-do2</text:p>
          </table:table-cell>
          <table:table-cell table:style-name="t6.I3" office:value-type="string">
            <text:p text:style-name="P12">±<text:span text:style-name="T25">15.4</text:span></text:p>
          </table:table-cell>
        </table:table-row>
        <table:table-row>
          <table:table-cell table:style-name="t6.A7" office:value-type="string">
            <text:p text:style-name="P12"><text:span text:style-name="T25">4</text:span>00 mSv/h</text:p>
          </table:table-cell>
          <table:table-cell table:style-name="t6.B7" office:value-type="string">
            <text:p text:style-name="P13">$6-n3</text:p>
          </table:table-cell>
          <table:table-cell table:style-name="t6.B7" office:value-type="string">
            <text:p text:style-name="P13">$6-d3</text:p>
          </table:table-cell>
          <table:table-cell table:style-name="t6.D7" office:value-type="string">
            <text:section text:style-name="Sect1" text:name="Раздел30">
              <text:p text:style-name="P3">$6-m30</text:p>
              <text:p text:style-name="P31">$6-m31</text:p>
              <text:p text:style-name="P31">$6-m32</text:p>
              <text:p text:style-name="P31">$6-m33</text:p>
              <text:p text:style-name="P31">$6-m34</text:p>
            </text:section>
          </table:table-cell>
          <table:table-cell table:style-name="t6.B7" office:value-type="string">
            <text:p text:style-name="P13">$6-av3</text:p>
          </table:table-cell>
          <table:table-cell table:style-name="t6.B7" office:value-type="string">
            <text:p text:style-name="P13">$6-o3</text:p>
          </table:table-cell>
          <table:table-cell table:style-name="t6.B7" office:value-type="string">
            <text:p text:style-name="P13">$6-q3</text:p>
          </table:table-cell>
          <table:table-cell table:style-name="t6.B7" office:value-type="string">
            <text:p text:style-name="P13">$6-do3</text:p>
          </table:table-cell>
          <table:table-cell table:style-name="t6.I7" office:value-type="string">
            <text:p text:style-name="P12">±<text:span text:style-name="T25">17.0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1"><text:span text:style-name="T2">AT2503 </text:span><text:span text:style-name="T17">(</text:span><text:span text:style-name="T46"></text:span><text:span text:style-name="T17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29"><text:span text:style-name="T2">Actual dose value</text:span>,</text:p>
            <text:p text:style-name="P29"><text:span text:style-name="T18">H</text:span><text:span text:style-name="T30">p</text:span><text:span text:style-name="T29">0</text:span><text:span text:style-name="T17">(10)</text:span></text:p>
          </table:table-cell>
          <table:table-cell table:style-name="s6.B2" table:number-rows-spanned="2" office:value-type="string">
            <text:p text:style-name="P46">Radiation source <text:s/>number</text:p>
          </table:table-cell>
          <table:table-cell table:style-name="s6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6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24">Relative <text:s/>measure-ment</text:span> <text:span text:style-name="T17">error</text:span></text:p>
            <text:p text:style-name="P47"><text:span text:style-name="T26">θ</text:span><text:span text:style-name="T32">пр</text:span><text:span text:style-name="T30">i</text:span><text:span text:style-name="T25">,</text:span> %</text:p>
          </table:table-cell>
          <table:table-cell table:style-name="s6.B2" table:number-rows-spanned="2" office:value-type="string">
            <text:p text:style-name="P26"><text:span text:style-name="T17">Confidence limit of the intrinsic <text:s/>relative error</text:span> <text:span text:style-name="T22">Δ</text:span><text:span text:style-name="T30">i</text:span><text:span text:style-name="T17">,</text:span> %</text:p>
          </table:table-cell>
          <table:table-cell table:style-name="s6.I2" table:number-rows-spanned="2" office:value-type="string">
            <text:p text:style-name="P22"><text:span text:style-name="T17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29"><text:span text:style-name="T18">H</text:span><text:span text:style-name="T30">pi</text:span><text:span text:style-name="T17">(10)</text:span></text:p>
          </table:table-cell>
          <table:table-cell table:style-name="s6.D3" office:value-type="string">
            <text:p text:style-name="P29"><text:span text:style-name="T18">H</text:span><text:span text:style-name="T30">pi</text:span><text:span text:style-name="T17">(10)</text:span><text:span text:style-name="T29">meas</text:span><text:span text:style-name="T28">.</text:span></text:p>
          </table:table-cell>
          <table:table-cell table:style-name="s6.D3" office:value-type="string">
            <text:p text:style-name="P29"><text:span text:style-name="T18">H</text:span><text:span text:style-name="T30">pi</text:span><text:span text:style-name="T22">(10)</text:span><text:span text:style-name="T31">meas</text:span><text:span text:style-name="T33">.</text:span><text:span text:style-name="T39">-</text:span><text:span text:style-name="T18">H</text:span><text:span text:style-name="T30">p</text:span><text:span text:style-name="T29">0</text:span><text:span text:style-name="T17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mSv/h</text:p>
          </table:table-cell>
          <table:table-cell table:style-name="s6.B4" office:value-type="string">
            <text:p text:style-name="P13">$6-n2</text:p>
          </table:table-cell>
          <table:table-cell table:style-name="s6.B4" office:value-type="string">
            <text:p text:style-name="P19"><text:s text:c="2"/>$6-d2 <text:s/></text:p>
            <text:p text:style-name="P16">180c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25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1"><text:span text:style-name="T2">AT2503 </text:span><text:span text:style-name="T17">(</text:span><text:span text:style-name="T46"></text:span><text:span text:style-name="T17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7">Dose rate at check point,</text:p>
            <text:p text:style-name="P11"><text:span text:style-name="T35">Ḣ</text:span><text:span text:style-name="T30">oi</text:span><text:span text:style-name="T38">(10)</text:span></text:p>
          </table:table-cell>
          <table:table-cell table:style-name="t7.B2" office:value-type="string">
            <text:p text:style-name="P46">Radia-tion source <text:s/>number</text:p>
          </table:table-cell>
          <table:table-cell table:style-name="t7.B2" office:value-type="string">
            <text:p text:style-name="P12"><text:span text:style-name="T17">Distance to source</text:span>, </text:p>
            <text:p text:style-name="P14">R, сm</text:p>
          </table:table-cell>
          <table:table-cell table:style-name="t7.B2" office:value-type="string">
            <text:p text:style-name="P30"><text:span text:style-name="T17">Dose rate measurement at check point</text:span>,</text:p>
            <text:p text:style-name="P30"><text:span text:style-name="T35">Ḣ</text:span><text:span text:style-name="T47">*</text:span><text:span text:style-name="T30">i</text:span><text:span text:style-name="T38">(10)</text:span></text:p>
          </table:table-cell>
          <table:table-cell table:style-name="t7.B2" office:value-type="string">
            <text:p text:style-name="P27"><text:span text:style-name="T17">Average value</text:span>, </text:p>
            <text:p text:style-name="P28"><text:span text:style-name="T18">H</text:span><text:span text:style-name="T30">pi</text:span><text:span text:style-name="T38">(10)</text:span></text:p>
          </table:table-cell>
          <table:table-cell table:style-name="t7.B2" office:value-type="string">
            <text:p text:style-name="P12"><text:span text:style-name="T24">Relative <text:s/>measure-ment</text:span> <text:span text:style-name="T17">error</text:span></text:p>
            <text:p text:style-name="P47"><text:span text:style-name="T26">θ</text:span><text:span text:style-name="T32">пр</text:span><text:span text:style-name="T30">i</text:span><text:span text:style-name="T25">,</text:span> %</text:p>
          </table:table-cell>
          <table:table-cell table:style-name="t7.B2" office:value-type="string">
            <text:p text:style-name="P18"><text:span text:style-name="T48">Relative standard deviation</text:span>,</text:p>
            <text:p text:style-name="P18"><text:span text:style-name="T17">S</text:span><text:span text:style-name="T30">i</text:span><text:span text:style-name="T17">, %</text:span></text:p>
          </table:table-cell>
          <table:table-cell table:style-name="t7.B2" office:value-type="string">
            <text:p text:style-name="P26"><text:span text:style-name="T17">Confidence limit of the intrinsic <text:s/>relative error</text:span> <text:span text:style-name="T22">Δ</text:span><text:span text:style-name="T30">i</text:span><text:span text:style-name="T17">,</text:span> %</text:p>
          </table:table-cell>
          <table:table-cell table:style-name="t7.I2" office:value-type="string">
            <text:p text:style-name="P24">Limits of intrinsic relative</text:p>
            <text:p text:style-name="P22"><text:span text:style-name="T17">error</text:span>, % </text:p>
            <text:p text:style-name="P23">not above</text:p>
          </table:table-cell>
        </table:table-row>
        <table:table-row>
          <table:table-cell table:style-name="t7.A3" office:value-type="string">
            <text:p text:style-name="P35">Background</text:p>
          </table:table-cell>
          <table:table-cell table:style-name="t7.B3" office:value-type="string">
            <text:p text:style-name="P31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1">$7-bg0</text:p>
              <text:p text:style-name="P31">$7-bg1</text:p>
              <text:p text:style-name="P31">$7-bg2</text:p>
              <text:p text:style-name="P31">$7-bg3</text:p>
              <text:p text:style-name="P31">$7-bg4</text:p>
              <text:p text:style-name="P31">$7-bg5</text:p>
              <text:p text:style-name="P31">$7-bg6</text:p>
              <text:p text:style-name="P31">$7-bg7</text:p>
              <text:p text:style-name="P29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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1">$7-m00</text:p>
              <text:p text:style-name="P31">$7-m01</text:p>
              <text:p text:style-name="P31">$7-m02</text:p>
              <text:p text:style-name="P31">$7-m03</text:p>
              <text:p text:style-name="P31">$7-m04</text:p>
              <text:p text:style-name="P31">$7-m05</text:p>
              <text:p text:style-name="P31">$7-m06</text:p>
              <text:p text:style-name="P31">$7-m07</text:p>
              <text:p text:style-name="P31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<text:span text:style-name="T25">33.8</text:span>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1">$7-m11</text:p>
              <text:p text:style-name="P31">$7-m12</text:p>
              <text:p text:style-name="P31">$7-m13</text:p>
              <text:p text:style-name="P31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25">15</text:span></text:p>
          </table:table-cell>
        </table:table-row>
        <table:table-row>
          <table:table-cell table:style-name="t7.A3" office:value-type="string">
            <text:p text:style-name="P12">80<text:span text:style-name="T25">.</text:span>0 mSv/h</text:p>
          </table:table-cell>
          <table:table-cell table:style-name="t7.B3" office:value-type="string">
            <text:p text:style-name="P13">$7-n2</text:p>
          </table:table-cell>
          <table:table-cell table:style-name="t7.B3" office:value-type="string">
            <text:p text:style-name="P13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1">$7-m21</text:p>
              <text:p text:style-name="P31">$7-m22</text:p>
              <text:p text:style-name="P31">$7-m23</text:p>
              <text:p text:style-name="P31">$7-m24</text:p>
            </text:section>
          </table:table-cell>
          <table:table-cell table:style-name="t7.B3" office:value-type="string">
            <text:p text:style-name="P13">$7-av2</text:p>
          </table:table-cell>
          <table:table-cell table:style-name="t7.B3" office:value-type="string">
            <text:p text:style-name="P13">$7-o2</text:p>
          </table:table-cell>
          <table:table-cell table:style-name="t7.B3" office:value-type="string">
            <text:p text:style-name="P13">$7-q2</text:p>
          </table:table-cell>
          <table:table-cell table:style-name="t7.B3" office:value-type="string">
            <text:p text:style-name="P13">$7-do2</text:p>
          </table:table-cell>
          <table:table-cell table:style-name="t7.I3" office:value-type="string">
            <text:p text:style-name="P12">±<text:span text:style-name="T25">15.4</text:span></text:p>
          </table:table-cell>
        </table:table-row>
        <table:table-row>
          <table:table-cell table:style-name="t7.A7" office:value-type="string">
            <text:p text:style-name="P12"><text:span text:style-name="T25">4</text:span>00 mSv/h</text:p>
          </table:table-cell>
          <table:table-cell table:style-name="t7.B7" office:value-type="string">
            <text:p text:style-name="P13">$7-n3</text:p>
          </table:table-cell>
          <table:table-cell table:style-name="t7.B7" office:value-type="string">
            <text:p text:style-name="P13">$7-d3</text:p>
          </table:table-cell>
          <table:table-cell table:style-name="t7.D7" office:value-type="string">
            <text:section text:style-name="Sect1" text:name="Раздел35">
              <text:p text:style-name="P3">$7-m30</text:p>
              <text:p text:style-name="P31">$7-m31</text:p>
              <text:p text:style-name="P31">$7-m32</text:p>
              <text:p text:style-name="P31">$7-m33</text:p>
              <text:p text:style-name="P31">$7-m34</text:p>
            </text:section>
          </table:table-cell>
          <table:table-cell table:style-name="t7.B7" office:value-type="string">
            <text:p text:style-name="P13">$7-av3</text:p>
          </table:table-cell>
          <table:table-cell table:style-name="t7.B7" office:value-type="string">
            <text:p text:style-name="P13">$7-o3</text:p>
          </table:table-cell>
          <table:table-cell table:style-name="t7.B7" office:value-type="string">
            <text:p text:style-name="P13">$7-q3</text:p>
          </table:table-cell>
          <table:table-cell table:style-name="t7.B7" office:value-type="string">
            <text:p text:style-name="P13">$7-do3</text:p>
          </table:table-cell>
          <table:table-cell table:style-name="t7.I7" office:value-type="string">
            <text:p text:style-name="P12">±<text:span text:style-name="T25">17.0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2">AT2503 </text:span><text:span text:style-name="T17">(</text:span><text:span text:style-name="T46"></text:span><text:span text:style-name="T17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29"><text:span text:style-name="T2">Actual dose value</text:span>,</text:p>
            <text:p text:style-name="P29"><text:span text:style-name="T18">H</text:span><text:span text:style-name="T30">p</text:span><text:span text:style-name="T29">0</text:span><text:span text:style-name="T17">(10)</text:span></text:p>
          </table:table-cell>
          <table:table-cell table:style-name="s7.B2" table:number-rows-spanned="2" office:value-type="string">
            <text:p text:style-name="P46">Radiation source <text:s/>number</text:p>
          </table:table-cell>
          <table:table-cell table:style-name="s7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7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24">Relative <text:s/>measure-ment</text:span> <text:span text:style-name="T17">error</text:span></text:p>
            <text:p text:style-name="P47"><text:span text:style-name="T26">θ</text:span><text:span text:style-name="T32">пр</text:span><text:span text:style-name="T30">i</text:span><text:span text:style-name="T25">,</text:span> %</text:p>
          </table:table-cell>
          <table:table-cell table:style-name="s7.B2" table:number-rows-spanned="2" office:value-type="string">
            <text:p text:style-name="P26"><text:span text:style-name="T17">Confidence limit of the intrinsic <text:s/>relative error</text:span> <text:span text:style-name="T22">Δ</text:span><text:span text:style-name="T30">i</text:span><text:span text:style-name="T17">,</text:span> %</text:p>
          </table:table-cell>
          <table:table-cell table:style-name="s7.I2" table:number-rows-spanned="2" office:value-type="string">
            <text:p text:style-name="P22"><text:span text:style-name="T17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29"><text:span text:style-name="T18">H</text:span><text:span text:style-name="T30">pi</text:span><text:span text:style-name="T17">(10)</text:span></text:p>
          </table:table-cell>
          <table:table-cell table:style-name="s7.D3" office:value-type="string">
            <text:p text:style-name="P29"><text:span text:style-name="T18">H</text:span><text:span text:style-name="T30">pi</text:span><text:span text:style-name="T17">(10)</text:span><text:span text:style-name="T29">meas</text:span><text:span text:style-name="T28">.</text:span></text:p>
          </table:table-cell>
          <table:table-cell table:style-name="s7.D3" office:value-type="string">
            <text:p text:style-name="P29"><text:span text:style-name="T18">H</text:span><text:span text:style-name="T30">pi</text:span><text:span text:style-name="T22">(10)</text:span><text:span text:style-name="T31">meas</text:span><text:span text:style-name="T33">.</text:span><text:span text:style-name="T39">-</text:span><text:span text:style-name="T18">H</text:span><text:span text:style-name="T30">p</text:span><text:span text:style-name="T29">0</text:span><text:span text:style-name="T17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mSv/h</text:p>
          </table:table-cell>
          <table:table-cell table:style-name="s7.B4" office:value-type="string">
            <text:p text:style-name="P13">$7-n2</text:p>
          </table:table-cell>
          <table:table-cell table:style-name="s7.B4" office:value-type="string">
            <text:p text:style-name="P19"><text:s text:c="2"/>$7-d2 <text:s/></text:p>
            <text:p text:style-name="P16">180c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25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1"><text:span text:style-name="T2">AT2503 </text:span><text:span text:style-name="T17">(</text:span><text:span text:style-name="T46"></text:span><text:span text:style-name="T17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7">Dose rate at check point,</text:p>
            <text:p text:style-name="P11"><text:span text:style-name="T35">Ḣ</text:span><text:span text:style-name="T30">oi</text:span><text:span text:style-name="T38">(10)</text:span></text:p>
          </table:table-cell>
          <table:table-cell table:style-name="t8.B2" office:value-type="string">
            <text:p text:style-name="P46">Radia-tion source <text:s/>number</text:p>
          </table:table-cell>
          <table:table-cell table:style-name="t8.B2" office:value-type="string">
            <text:p text:style-name="P12"><text:span text:style-name="T17">Distance to source</text:span>, </text:p>
            <text:p text:style-name="P14">R, сm</text:p>
          </table:table-cell>
          <table:table-cell table:style-name="t8.B2" office:value-type="string">
            <text:p text:style-name="P30"><text:span text:style-name="T17">Dose rate measurement at check point</text:span>,</text:p>
            <text:p text:style-name="P30"><text:span text:style-name="T35">Ḣ</text:span><text:span text:style-name="T47">*</text:span><text:span text:style-name="T30">i</text:span><text:span text:style-name="T38">(10)</text:span></text:p>
          </table:table-cell>
          <table:table-cell table:style-name="t8.B2" office:value-type="string">
            <text:p text:style-name="P27"><text:span text:style-name="T17">Average value</text:span>, </text:p>
            <text:p text:style-name="P28"><text:span text:style-name="T18">H</text:span><text:span text:style-name="T30">pi</text:span><text:span text:style-name="T38">(10)</text:span></text:p>
          </table:table-cell>
          <table:table-cell table:style-name="t8.B2" office:value-type="string">
            <text:p text:style-name="P12"><text:span text:style-name="T24">Relative <text:s/>measure-ment</text:span> <text:span text:style-name="T17">error</text:span></text:p>
            <text:p text:style-name="P47"><text:span text:style-name="T26">θ</text:span><text:span text:style-name="T32">пр</text:span><text:span text:style-name="T30">i</text:span><text:span text:style-name="T25">,</text:span> %</text:p>
          </table:table-cell>
          <table:table-cell table:style-name="t8.B2" office:value-type="string">
            <text:p text:style-name="P18"><text:span text:style-name="T48">Relative standard deviation</text:span>,</text:p>
            <text:p text:style-name="P18"><text:span text:style-name="T17">S</text:span><text:span text:style-name="T30">i</text:span><text:span text:style-name="T17">, %</text:span></text:p>
          </table:table-cell>
          <table:table-cell table:style-name="t8.B2" office:value-type="string">
            <text:p text:style-name="P26"><text:span text:style-name="T17">Confidence limit of the intrinsic <text:s/>relative error</text:span> <text:span text:style-name="T22">Δ</text:span><text:span text:style-name="T30">i</text:span><text:span text:style-name="T17">,</text:span> %</text:p>
          </table:table-cell>
          <table:table-cell table:style-name="t8.I2" office:value-type="string">
            <text:p text:style-name="P24">Limits of intrinsic relative</text:p>
            <text:p text:style-name="P22"><text:span text:style-name="T17">error</text:span>, % </text:p>
            <text:p text:style-name="P23">not above</text:p>
          </table:table-cell>
        </table:table-row>
        <table:table-row>
          <table:table-cell table:style-name="t8.A3" office:value-type="string">
            <text:p text:style-name="P35">Background</text:p>
          </table:table-cell>
          <table:table-cell table:style-name="t8.B3" office:value-type="string">
            <text:p text:style-name="P31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1">$8-bg0</text:p>
              <text:p text:style-name="P31">$8-bg1</text:p>
              <text:p text:style-name="P31">$8-bg2</text:p>
              <text:p text:style-name="P31">$8-bg3</text:p>
              <text:p text:style-name="P31">$8-bg4</text:p>
              <text:p text:style-name="P31">$8-bg5</text:p>
              <text:p text:style-name="P31">$8-bg6</text:p>
              <text:p text:style-name="P31">$8-bg7</text:p>
              <text:p text:style-name="P29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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1">$8-m00</text:p>
              <text:p text:style-name="P31">$8-m01</text:p>
              <text:p text:style-name="P31">$8-m02</text:p>
              <text:p text:style-name="P31">$8-m03</text:p>
              <text:p text:style-name="P31">$8-m04</text:p>
              <text:p text:style-name="P31">$8-m05</text:p>
              <text:p text:style-name="P31">$8-m06</text:p>
              <text:p text:style-name="P31">$8-m07</text:p>
              <text:p text:style-name="P31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<text:span text:style-name="T25">33.8</text:span>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1">$8-m11</text:p>
              <text:p text:style-name="P31">$8-m12</text:p>
              <text:p text:style-name="P31">$8-m13</text:p>
              <text:p text:style-name="P31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25">15</text:span></text:p>
          </table:table-cell>
        </table:table-row>
        <table:table-row>
          <table:table-cell table:style-name="t8.A3" office:value-type="string">
            <text:p text:style-name="P12">80<text:span text:style-name="T25">.</text:span>0 mSv/h</text:p>
          </table:table-cell>
          <table:table-cell table:style-name="t8.B3" office:value-type="string">
            <text:p text:style-name="P13">$8-n2</text:p>
          </table:table-cell>
          <table:table-cell table:style-name="t8.B3" office:value-type="string">
            <text:p text:style-name="P13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1">$8-m21</text:p>
              <text:p text:style-name="P31">$8-m22</text:p>
              <text:p text:style-name="P31">$8-m23</text:p>
              <text:p text:style-name="P31">$8-m24</text:p>
            </text:section>
          </table:table-cell>
          <table:table-cell table:style-name="t8.B3" office:value-type="string">
            <text:p text:style-name="P13">$8-av2</text:p>
          </table:table-cell>
          <table:table-cell table:style-name="t8.B3" office:value-type="string">
            <text:p text:style-name="P13">$8-o2</text:p>
          </table:table-cell>
          <table:table-cell table:style-name="t8.B3" office:value-type="string">
            <text:p text:style-name="P13">$8-q2</text:p>
          </table:table-cell>
          <table:table-cell table:style-name="t8.B3" office:value-type="string">
            <text:p text:style-name="P13">$8-do2</text:p>
          </table:table-cell>
          <table:table-cell table:style-name="t8.I3" office:value-type="string">
            <text:p text:style-name="P12">±<text:span text:style-name="T25">15.4</text:span></text:p>
          </table:table-cell>
        </table:table-row>
        <table:table-row>
          <table:table-cell table:style-name="t8.A7" office:value-type="string">
            <text:p text:style-name="P12"><text:span text:style-name="T25">4</text:span>00 mSv/h</text:p>
          </table:table-cell>
          <table:table-cell table:style-name="t8.B7" office:value-type="string">
            <text:p text:style-name="P13">$8-n3</text:p>
          </table:table-cell>
          <table:table-cell table:style-name="t8.B7" office:value-type="string">
            <text:p text:style-name="P13">$8-d3</text:p>
          </table:table-cell>
          <table:table-cell table:style-name="t8.D7" office:value-type="string">
            <text:section text:style-name="Sect1" text:name="Раздел40">
              <text:p text:style-name="P3">$8-m30</text:p>
              <text:p text:style-name="P31">$8-m31</text:p>
              <text:p text:style-name="P31">$8-m32</text:p>
              <text:p text:style-name="P31">$8-m33</text:p>
              <text:p text:style-name="P31">$8-m34</text:p>
            </text:section>
          </table:table-cell>
          <table:table-cell table:style-name="t8.B7" office:value-type="string">
            <text:p text:style-name="P13">$8-av3</text:p>
          </table:table-cell>
          <table:table-cell table:style-name="t8.B7" office:value-type="string">
            <text:p text:style-name="P13">$8-o3</text:p>
          </table:table-cell>
          <table:table-cell table:style-name="t8.B7" office:value-type="string">
            <text:p text:style-name="P13">$8-q3</text:p>
          </table:table-cell>
          <table:table-cell table:style-name="t8.B7" office:value-type="string">
            <text:p text:style-name="P13">$8-do3</text:p>
          </table:table-cell>
          <table:table-cell table:style-name="t8.I7" office:value-type="string">
            <text:p text:style-name="P12">±<text:span text:style-name="T25">17.0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2">AT2503 </text:span><text:span text:style-name="T17">(</text:span><text:span text:style-name="T46"></text:span><text:span text:style-name="T17">) s/n: 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29"><text:span text:style-name="T2">Actual dose value</text:span>,</text:p>
            <text:p text:style-name="P29"><text:span text:style-name="T18">H</text:span><text:span text:style-name="T30">p</text:span><text:span text:style-name="T29">0</text:span><text:span text:style-name="T17">(10)</text:span></text:p>
          </table:table-cell>
          <table:table-cell table:style-name="s8.B2" table:number-rows-spanned="2" office:value-type="string">
            <text:p text:style-name="P46">Radiation source <text:s/>number</text:p>
          </table:table-cell>
          <table:table-cell table:style-name="s8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8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24">Relative <text:s/>measure-ment</text:span> <text:span text:style-name="T17">error</text:span></text:p>
            <text:p text:style-name="P47"><text:span text:style-name="T26">θ</text:span><text:span text:style-name="T32">пр</text:span><text:span text:style-name="T30">i</text:span><text:span text:style-name="T25">,</text:span> %</text:p>
          </table:table-cell>
          <table:table-cell table:style-name="s8.B2" table:number-rows-spanned="2" office:value-type="string">
            <text:p text:style-name="P26"><text:span text:style-name="T17">Confidence limit of the intrinsic <text:s/>relative error</text:span> <text:span text:style-name="T22">Δ</text:span><text:span text:style-name="T30">i</text:span><text:span text:style-name="T17">,</text:span> %</text:p>
          </table:table-cell>
          <table:table-cell table:style-name="s8.I2" table:number-rows-spanned="2" office:value-type="string">
            <text:p text:style-name="P22"><text:span text:style-name="T17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29"><text:span text:style-name="T18">H</text:span><text:span text:style-name="T30">pi</text:span><text:span text:style-name="T17">(10)</text:span></text:p>
          </table:table-cell>
          <table:table-cell table:style-name="s8.D3" office:value-type="string">
            <text:p text:style-name="P29"><text:span text:style-name="T18">H</text:span><text:span text:style-name="T30">pi</text:span><text:span text:style-name="T17">(10)</text:span><text:span text:style-name="T29">meas</text:span><text:span text:style-name="T28">.</text:span></text:p>
          </table:table-cell>
          <table:table-cell table:style-name="s8.D3" office:value-type="string">
            <text:p text:style-name="P29"><text:span text:style-name="T18">H</text:span><text:span text:style-name="T30">pi</text:span><text:span text:style-name="T22">(10)</text:span><text:span text:style-name="T31">meas</text:span><text:span text:style-name="T33">.</text:span><text:span text:style-name="T39">-</text:span><text:span text:style-name="T18">H</text:span><text:span text:style-name="T30">p</text:span><text:span text:style-name="T29">0</text:span><text:span text:style-name="T17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mSv/h</text:p>
          </table:table-cell>
          <table:table-cell table:style-name="s8.B4" office:value-type="string">
            <text:p text:style-name="P13">$8-n2</text:p>
          </table:table-cell>
          <table:table-cell table:style-name="s8.B4" office:value-type="string">
            <text:p text:style-name="P19"><text:s text:c="2"/>$8-d2 <text:s/></text:p>
            <text:p text:style-name="P16">180c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25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1"><text:span text:style-name="T2">AT2503 </text:span><text:span text:style-name="T17">(</text:span><text:span text:style-name="T46"></text:span><text:span text:style-name="T17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7">Dose rate at check point,</text:p>
            <text:p text:style-name="P11"><text:span text:style-name="T35">Ḣ</text:span><text:span text:style-name="T30">oi</text:span><text:span text:style-name="T38">(10)</text:span></text:p>
          </table:table-cell>
          <table:table-cell table:style-name="t9.B2" office:value-type="string">
            <text:p text:style-name="P46">Radia-tion source <text:s/>number</text:p>
          </table:table-cell>
          <table:table-cell table:style-name="t9.B2" office:value-type="string">
            <text:p text:style-name="P12"><text:span text:style-name="T17">Distance to source</text:span>, </text:p>
            <text:p text:style-name="P14">R, сm</text:p>
          </table:table-cell>
          <table:table-cell table:style-name="t9.B2" office:value-type="string">
            <text:p text:style-name="P30"><text:span text:style-name="T17">Dose rate measurement at check point</text:span>,</text:p>
            <text:p text:style-name="P30"><text:span text:style-name="T35">Ḣ</text:span><text:span text:style-name="T47">*</text:span><text:span text:style-name="T30">i</text:span><text:span text:style-name="T38">(10)</text:span></text:p>
          </table:table-cell>
          <table:table-cell table:style-name="t9.B2" office:value-type="string">
            <text:p text:style-name="P27"><text:span text:style-name="T17">Average value</text:span>, </text:p>
            <text:p text:style-name="P28"><text:span text:style-name="T18">H</text:span><text:span text:style-name="T30">pi</text:span><text:span text:style-name="T38">(10)</text:span></text:p>
          </table:table-cell>
          <table:table-cell table:style-name="t9.B2" office:value-type="string">
            <text:p text:style-name="P12"><text:span text:style-name="T24">Relative <text:s/>measure-ment</text:span> <text:span text:style-name="T17">error</text:span></text:p>
            <text:p text:style-name="P47"><text:span text:style-name="T26">θ</text:span><text:span text:style-name="T32">пр</text:span><text:span text:style-name="T30">i</text:span><text:span text:style-name="T25">,</text:span> %</text:p>
          </table:table-cell>
          <table:table-cell table:style-name="t9.B2" office:value-type="string">
            <text:p text:style-name="P18"><text:span text:style-name="T48">Relative standard deviation</text:span>,</text:p>
            <text:p text:style-name="P18"><text:span text:style-name="T17">S</text:span><text:span text:style-name="T30">i</text:span><text:span text:style-name="T17">, %</text:span></text:p>
          </table:table-cell>
          <table:table-cell table:style-name="t9.B2" office:value-type="string">
            <text:p text:style-name="P26"><text:span text:style-name="T17">Confidence limit of the intrinsic <text:s/>relative error</text:span> <text:span text:style-name="T22">Δ</text:span><text:span text:style-name="T30">i</text:span><text:span text:style-name="T17">,</text:span> %</text:p>
          </table:table-cell>
          <table:table-cell table:style-name="t9.I2" office:value-type="string">
            <text:p text:style-name="P24">Limits of intrinsic relative</text:p>
            <text:p text:style-name="P22"><text:span text:style-name="T17">error</text:span>, % </text:p>
            <text:p text:style-name="P23">not above</text:p>
          </table:table-cell>
        </table:table-row>
        <table:table-row>
          <table:table-cell table:style-name="t9.A3" office:value-type="string">
            <text:p text:style-name="P35">Background</text:p>
          </table:table-cell>
          <table:table-cell table:style-name="t9.B3" office:value-type="string">
            <text:p text:style-name="P31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1">$9-bg0</text:p>
              <text:p text:style-name="P31">$9-bg1</text:p>
              <text:p text:style-name="P31">$9-bg2</text:p>
              <text:p text:style-name="P31">$9-bg3</text:p>
              <text:p text:style-name="P31">$9-bg4</text:p>
              <text:p text:style-name="P31">$9-bg5</text:p>
              <text:p text:style-name="P31">$9-bg6</text:p>
              <text:p text:style-name="P31">$9-bg7</text:p>
              <text:p text:style-name="P29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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1">$9-m00</text:p>
              <text:p text:style-name="P31">$9-m01</text:p>
              <text:p text:style-name="P31">$9-m02</text:p>
              <text:p text:style-name="P31">$9-m03</text:p>
              <text:p text:style-name="P31">$9-m04</text:p>
              <text:p text:style-name="P31">$9-m05</text:p>
              <text:p text:style-name="P31">$9-m06</text:p>
              <text:p text:style-name="P31">$9-m07</text:p>
              <text:p text:style-name="P31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<text:span text:style-name="T25">33.8</text:span>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1">$9-m11</text:p>
              <text:p text:style-name="P31">$9-m12</text:p>
              <text:p text:style-name="P31">$9-m13</text:p>
              <text:p text:style-name="P31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25">15</text:span></text:p>
          </table:table-cell>
        </table:table-row>
        <table:table-row>
          <table:table-cell table:style-name="t9.A3" office:value-type="string">
            <text:p text:style-name="P12">80<text:span text:style-name="T25">.</text:span>0 mSv/h</text:p>
          </table:table-cell>
          <table:table-cell table:style-name="t9.B3" office:value-type="string">
            <text:p text:style-name="P13">$9-n2</text:p>
          </table:table-cell>
          <table:table-cell table:style-name="t9.B3" office:value-type="string">
            <text:p text:style-name="P13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1">$9-m21</text:p>
              <text:p text:style-name="P31">$9-m22</text:p>
              <text:p text:style-name="P31">$9-m23</text:p>
              <text:p text:style-name="P31">$9-m24</text:p>
            </text:section>
          </table:table-cell>
          <table:table-cell table:style-name="t9.B3" office:value-type="string">
            <text:p text:style-name="P13">$9-av2</text:p>
          </table:table-cell>
          <table:table-cell table:style-name="t9.B3" office:value-type="string">
            <text:p text:style-name="P13">$9-o2</text:p>
          </table:table-cell>
          <table:table-cell table:style-name="t9.B3" office:value-type="string">
            <text:p text:style-name="P13">$9-q2</text:p>
          </table:table-cell>
          <table:table-cell table:style-name="t9.B3" office:value-type="string">
            <text:p text:style-name="P13">$9-do2</text:p>
          </table:table-cell>
          <table:table-cell table:style-name="t9.I3" office:value-type="string">
            <text:p text:style-name="P12">±<text:span text:style-name="T25">15.4</text:span></text:p>
          </table:table-cell>
        </table:table-row>
        <table:table-row>
          <table:table-cell table:style-name="t9.A7" office:value-type="string">
            <text:p text:style-name="P12"><text:span text:style-name="T25">4</text:span>00 mSv/h</text:p>
          </table:table-cell>
          <table:table-cell table:style-name="t9.B7" office:value-type="string">
            <text:p text:style-name="P13">$9-n3</text:p>
          </table:table-cell>
          <table:table-cell table:style-name="t9.B7" office:value-type="string">
            <text:p text:style-name="P13">$9-d3</text:p>
          </table:table-cell>
          <table:table-cell table:style-name="t9.D7" office:value-type="string">
            <text:section text:style-name="Sect1" text:name="Раздел45">
              <text:p text:style-name="P3">$9-m30</text:p>
              <text:p text:style-name="P31">$9-m31</text:p>
              <text:p text:style-name="P31">$9-m32</text:p>
              <text:p text:style-name="P31">$9-m33</text:p>
              <text:p text:style-name="P31">$9-m34</text:p>
            </text:section>
          </table:table-cell>
          <table:table-cell table:style-name="t9.B7" office:value-type="string">
            <text:p text:style-name="P13">$9-av3</text:p>
          </table:table-cell>
          <table:table-cell table:style-name="t9.B7" office:value-type="string">
            <text:p text:style-name="P13">$9-o3</text:p>
          </table:table-cell>
          <table:table-cell table:style-name="t9.B7" office:value-type="string">
            <text:p text:style-name="P13">$9-q3</text:p>
          </table:table-cell>
          <table:table-cell table:style-name="t9.B7" office:value-type="string">
            <text:p text:style-name="P13">$9-do3</text:p>
          </table:table-cell>
          <table:table-cell table:style-name="t9.I7" office:value-type="string">
            <text:p text:style-name="P12">±<text:span text:style-name="T25">17.0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1"><text:span text:style-name="T2">AT2503 </text:span><text:span text:style-name="T17">(</text:span><text:span text:style-name="T46"></text:span><text:span text:style-name="T17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29"><text:span text:style-name="T2">Actual dose value</text:span>,</text:p>
            <text:p text:style-name="P29"><text:span text:style-name="T18">H</text:span><text:span text:style-name="T30">p</text:span><text:span text:style-name="T29">0</text:span><text:span text:style-name="T17">(10)</text:span></text:p>
          </table:table-cell>
          <table:table-cell table:style-name="s9.B2" table:number-rows-spanned="2" office:value-type="string">
            <text:p text:style-name="P46">Radiation source <text:s/>number</text:p>
          </table:table-cell>
          <table:table-cell table:style-name="s9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9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24">Relative <text:s/>measure-ment</text:span> <text:span text:style-name="T17">error</text:span></text:p>
            <text:p text:style-name="P47"><text:span text:style-name="T26">θ</text:span><text:span text:style-name="T32">пр</text:span><text:span text:style-name="T30">i</text:span><text:span text:style-name="T25">,</text:span> %</text:p>
          </table:table-cell>
          <table:table-cell table:style-name="s9.B2" table:number-rows-spanned="2" office:value-type="string">
            <text:p text:style-name="P26"><text:span text:style-name="T17">Confidence limit of the intrinsic <text:s/>relative error</text:span> <text:span text:style-name="T22">Δ</text:span><text:span text:style-name="T30">i</text:span><text:span text:style-name="T17">,</text:span> %</text:p>
          </table:table-cell>
          <table:table-cell table:style-name="s9.I2" table:number-rows-spanned="2" office:value-type="string">
            <text:p text:style-name="P22"><text:span text:style-name="T17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29"><text:span text:style-name="T18">H</text:span><text:span text:style-name="T30">pi</text:span><text:span text:style-name="T17">(10)</text:span></text:p>
          </table:table-cell>
          <table:table-cell table:style-name="s9.D3" office:value-type="string">
            <text:p text:style-name="P29"><text:span text:style-name="T18">H</text:span><text:span text:style-name="T30">pi</text:span><text:span text:style-name="T17">(10)</text:span><text:span text:style-name="T29">meas</text:span><text:span text:style-name="T28">.</text:span></text:p>
          </table:table-cell>
          <table:table-cell table:style-name="s9.D3" office:value-type="string">
            <text:p text:style-name="P29"><text:span text:style-name="T18">H</text:span><text:span text:style-name="T30">pi</text:span><text:span text:style-name="T22">(10)</text:span><text:span text:style-name="T31">meas</text:span><text:span text:style-name="T33">.</text:span><text:span text:style-name="T39">-</text:span><text:span text:style-name="T18">H</text:span><text:span text:style-name="T30">p</text:span><text:span text:style-name="T29">0</text:span><text:span text:style-name="T17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mSv/h</text:p>
          </table:table-cell>
          <table:table-cell table:style-name="s9.B4" office:value-type="string">
            <text:p text:style-name="P13">$9-n2</text:p>
          </table:table-cell>
          <table:table-cell table:style-name="s9.B4" office:value-type="string">
            <text:p text:style-name="P19"><text:s text:c="2"/>$9-d2 <text:s/></text:p>
            <text:p text:style-name="P16">180c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25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1"><text:span text:style-name="T2">AT2503 </text:span><text:span text:style-name="T17">(</text:span><text:span text:style-name="T46"></text:span><text:span text:style-name="T17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7">Dose rate at check point,</text:p>
            <text:p text:style-name="P11"><text:span text:style-name="T35">Ḣ</text:span><text:span text:style-name="T30">oi</text:span><text:span text:style-name="T38">(10)</text:span></text:p>
          </table:table-cell>
          <table:table-cell table:style-name="t10.B2" office:value-type="string">
            <text:p text:style-name="P46">Radia-tion source <text:s/>number</text:p>
          </table:table-cell>
          <table:table-cell table:style-name="t10.B2" office:value-type="string">
            <text:p text:style-name="P12"><text:span text:style-name="T17">Distance to source</text:span>, </text:p>
            <text:p text:style-name="P14">R, сm</text:p>
          </table:table-cell>
          <table:table-cell table:style-name="t10.B2" office:value-type="string">
            <text:p text:style-name="P30"><text:span text:style-name="T17">Dose rate measurement at check point</text:span>,</text:p>
            <text:p text:style-name="P30"><text:span text:style-name="T35">Ḣ</text:span><text:span text:style-name="T47">*</text:span><text:span text:style-name="T30">i</text:span><text:span text:style-name="T38">(10)</text:span></text:p>
          </table:table-cell>
          <table:table-cell table:style-name="t10.B2" office:value-type="string">
            <text:p text:style-name="P27"><text:span text:style-name="T17">Average value</text:span>, </text:p>
            <text:p text:style-name="P28"><text:span text:style-name="T18">H</text:span><text:span text:style-name="T30">pi</text:span><text:span text:style-name="T38">(10)</text:span></text:p>
          </table:table-cell>
          <table:table-cell table:style-name="t10.B2" office:value-type="string">
            <text:p text:style-name="P12"><text:span text:style-name="T24">Relative <text:s/>measure-ment</text:span> <text:span text:style-name="T17">error</text:span></text:p>
            <text:p text:style-name="P47"><text:span text:style-name="T26">θ</text:span><text:span text:style-name="T32">пр</text:span><text:span text:style-name="T30">i</text:span><text:span text:style-name="T25">,</text:span> %</text:p>
          </table:table-cell>
          <table:table-cell table:style-name="t10.B2" office:value-type="string">
            <text:p text:style-name="P18"><text:span text:style-name="T48">Relative standard deviation</text:span>,</text:p>
            <text:p text:style-name="P18"><text:span text:style-name="T17">S</text:span><text:span text:style-name="T30">i</text:span><text:span text:style-name="T17">, %</text:span></text:p>
          </table:table-cell>
          <table:table-cell table:style-name="t10.B2" office:value-type="string">
            <text:p text:style-name="P26"><text:span text:style-name="T17">Confidence limit of the intrinsic <text:s/>relative error</text:span> <text:span text:style-name="T22">Δ</text:span><text:span text:style-name="T30">i</text:span><text:span text:style-name="T17">,</text:span> %</text:p>
          </table:table-cell>
          <table:table-cell table:style-name="t10.I2" office:value-type="string">
            <text:p text:style-name="P24">Limits of intrinsic relative</text:p>
            <text:p text:style-name="P22"><text:span text:style-name="T17">error</text:span>, % </text:p>
            <text:p text:style-name="P23">not above</text:p>
          </table:table-cell>
        </table:table-row>
        <table:table-row>
          <table:table-cell table:style-name="t10.A3" office:value-type="string">
            <text:p text:style-name="P35">Background</text:p>
          </table:table-cell>
          <table:table-cell table:style-name="t10.B3" office:value-type="string">
            <text:p text:style-name="P31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1">$10-bg0</text:p>
              <text:p text:style-name="P31">$10-bg1</text:p>
              <text:p text:style-name="P31">$10-bg2</text:p>
              <text:p text:style-name="P31">$10-bg3</text:p>
              <text:p text:style-name="P31">$10-bg4</text:p>
              <text:p text:style-name="P31">$10-bg5</text:p>
              <text:p text:style-name="P31">$10-bg6</text:p>
              <text:p text:style-name="P31">$10-bg7</text:p>
              <text:p text:style-name="P29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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1">$10-m00</text:p>
              <text:p text:style-name="P31">$10-m01</text:p>
              <text:p text:style-name="P31">$10-m02</text:p>
              <text:p text:style-name="P31">$10-m03</text:p>
              <text:p text:style-name="P31">$10-m04</text:p>
              <text:p text:style-name="P31">$10-m05</text:p>
              <text:p text:style-name="P31">$10-m06</text:p>
              <text:p text:style-name="P31">$10-m07</text:p>
              <text:p text:style-name="P31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<text:span text:style-name="T25">33.8</text:span>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1">$10-m11</text:p>
              <text:p text:style-name="P31">$10-m12</text:p>
              <text:p text:style-name="P31">$10-m13</text:p>
              <text:p text:style-name="P31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25">15</text:span></text:p>
          </table:table-cell>
        </table:table-row>
        <table:table-row>
          <table:table-cell table:style-name="t10.A3" office:value-type="string">
            <text:p text:style-name="P12">80<text:span text:style-name="T25">.</text:span>0 mSv/h</text:p>
          </table:table-cell>
          <table:table-cell table:style-name="t10.B3" office:value-type="string">
            <text:p text:style-name="P13">$10-n2</text:p>
          </table:table-cell>
          <table:table-cell table:style-name="t10.B3" office:value-type="string">
            <text:p text:style-name="P13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1">$10-m21</text:p>
              <text:p text:style-name="P31">$10-m22</text:p>
              <text:p text:style-name="P31">$10-m23</text:p>
              <text:p text:style-name="P31">$10-m24</text:p>
            </text:section>
          </table:table-cell>
          <table:table-cell table:style-name="t10.B3" office:value-type="string">
            <text:p text:style-name="P13">$10-av2</text:p>
          </table:table-cell>
          <table:table-cell table:style-name="t10.B3" office:value-type="string">
            <text:p text:style-name="P13">$10-o2</text:p>
          </table:table-cell>
          <table:table-cell table:style-name="t10.B3" office:value-type="string">
            <text:p text:style-name="P13">$10-q2</text:p>
          </table:table-cell>
          <table:table-cell table:style-name="t10.B3" office:value-type="string">
            <text:p text:style-name="P13">$10-do2</text:p>
          </table:table-cell>
          <table:table-cell table:style-name="t10.I3" office:value-type="string">
            <text:p text:style-name="P12">±<text:span text:style-name="T25">15.4</text:span></text:p>
          </table:table-cell>
        </table:table-row>
        <table:table-row>
          <table:table-cell table:style-name="t10.A7" office:value-type="string">
            <text:p text:style-name="P12"><text:span text:style-name="T25">4</text:span>00 mSv/h</text:p>
          </table:table-cell>
          <table:table-cell table:style-name="t10.B7" office:value-type="string">
            <text:p text:style-name="P13">$10-n3</text:p>
          </table:table-cell>
          <table:table-cell table:style-name="t10.B7" office:value-type="string">
            <text:p text:style-name="P13">$10-d3</text:p>
          </table:table-cell>
          <table:table-cell table:style-name="t10.D7" office:value-type="string">
            <text:section text:style-name="Sect1" text:name="Раздел50">
              <text:p text:style-name="P3">$10-m30</text:p>
              <text:p text:style-name="P31">$10-m31</text:p>
              <text:p text:style-name="P31">$10-m32</text:p>
              <text:p text:style-name="P31">$10-m33</text:p>
              <text:p text:style-name="P31">$10-m34</text:p>
            </text:section>
          </table:table-cell>
          <table:table-cell table:style-name="t10.B7" office:value-type="string">
            <text:p text:style-name="P13">$10-av3</text:p>
          </table:table-cell>
          <table:table-cell table:style-name="t10.B7" office:value-type="string">
            <text:p text:style-name="P13">$10-o3</text:p>
          </table:table-cell>
          <table:table-cell table:style-name="t10.B7" office:value-type="string">
            <text:p text:style-name="P13">$10-q3</text:p>
          </table:table-cell>
          <table:table-cell table:style-name="t10.B7" office:value-type="string">
            <text:p text:style-name="P13">$10-do3</text:p>
          </table:table-cell>
          <table:table-cell table:style-name="t10.I7" office:value-type="string">
            <text:p text:style-name="P12">±<text:span text:style-name="T25">17.0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2">AT2503 </text:span><text:span text:style-name="T17">(</text:span><text:span text:style-name="T46"></text:span><text:span text:style-name="T17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29"><text:span text:style-name="T2">Actual dose value</text:span>,</text:p>
            <text:p text:style-name="P29"><text:span text:style-name="T18">H</text:span><text:span text:style-name="T30">p</text:span><text:span text:style-name="T29">0</text:span><text:span text:style-name="T17">(10)</text:span></text:p>
          </table:table-cell>
          <table:table-cell table:style-name="s10.B2" table:number-rows-spanned="2" office:value-type="string">
            <text:p text:style-name="P46">Radiation source <text:s/>number</text:p>
          </table:table-cell>
          <table:table-cell table:style-name="s10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0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24">Relative <text:s/>measure-ment</text:span> <text:span text:style-name="T17">error</text:span></text:p>
            <text:p text:style-name="P47"><text:span text:style-name="T26">θ</text:span><text:span text:style-name="T32">пр</text:span><text:span text:style-name="T30">i</text:span><text:span text:style-name="T25">,</text:span> %</text:p>
          </table:table-cell>
          <table:table-cell table:style-name="s10.B2" table:number-rows-spanned="2" office:value-type="string">
            <text:p text:style-name="P26"><text:span text:style-name="T17">Confidence limit of the intrinsic <text:s/>relative error</text:span> <text:span text:style-name="T22">Δ</text:span><text:span text:style-name="T30">i</text:span><text:span text:style-name="T17">,</text:span> %</text:p>
          </table:table-cell>
          <table:table-cell table:style-name="s10.I2" table:number-rows-spanned="2" office:value-type="string">
            <text:p text:style-name="P22"><text:span text:style-name="T17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29"><text:span text:style-name="T18">H</text:span><text:span text:style-name="T30">pi</text:span><text:span text:style-name="T17">(10)</text:span></text:p>
          </table:table-cell>
          <table:table-cell table:style-name="s10.D3" office:value-type="string">
            <text:p text:style-name="P29"><text:span text:style-name="T18">H</text:span><text:span text:style-name="T30">pi</text:span><text:span text:style-name="T17">(10)</text:span><text:span text:style-name="T29">meas</text:span><text:span text:style-name="T28">.</text:span></text:p>
          </table:table-cell>
          <table:table-cell table:style-name="s10.D3" office:value-type="string">
            <text:p text:style-name="P29"><text:span text:style-name="T18">H</text:span><text:span text:style-name="T30">pi</text:span><text:span text:style-name="T22">(10)</text:span><text:span text:style-name="T31">meas</text:span><text:span text:style-name="T33">.</text:span><text:span text:style-name="T39">-</text:span><text:span text:style-name="T18">H</text:span><text:span text:style-name="T30">p</text:span><text:span text:style-name="T29">0</text:span><text:span text:style-name="T17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mSv/h</text:p>
          </table:table-cell>
          <table:table-cell table:style-name="s10.B4" office:value-type="string">
            <text:p text:style-name="P13">$10-n2</text:p>
          </table:table-cell>
          <table:table-cell table:style-name="s10.B4" office:value-type="string">
            <text:p text:style-name="P19"><text:s text:c="2"/>$10-d2 <text:s/></text:p>
            <text:p text:style-name="P16">180c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25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1"><text:span text:style-name="T2">AT2503 </text:span><text:span text:style-name="T17">(</text:span><text:span text:style-name="T46"></text:span><text:span text:style-name="T17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7">Dose rate at check point,</text:p>
            <text:p text:style-name="P11"><text:span text:style-name="T35">Ḣ</text:span><text:span text:style-name="T30">oi</text:span><text:span text:style-name="T38">(10)</text:span></text:p>
          </table:table-cell>
          <table:table-cell table:style-name="t11.B2" office:value-type="string">
            <text:p text:style-name="P46">Radia-tion source <text:s/>number</text:p>
          </table:table-cell>
          <table:table-cell table:style-name="t11.B2" office:value-type="string">
            <text:p text:style-name="P12"><text:span text:style-name="T17">Distance to source</text:span>, </text:p>
            <text:p text:style-name="P14">R, сm</text:p>
          </table:table-cell>
          <table:table-cell table:style-name="t11.B2" office:value-type="string">
            <text:p text:style-name="P30"><text:span text:style-name="T17">Dose rate measurement at check point</text:span>,</text:p>
            <text:p text:style-name="P30"><text:span text:style-name="T35">Ḣ</text:span><text:span text:style-name="T47">*</text:span><text:span text:style-name="T30">i</text:span><text:span text:style-name="T38">(10)</text:span></text:p>
          </table:table-cell>
          <table:table-cell table:style-name="t11.B2" office:value-type="string">
            <text:p text:style-name="P27"><text:span text:style-name="T17">Average value</text:span>, </text:p>
            <text:p text:style-name="P28"><text:span text:style-name="T18">H</text:span><text:span text:style-name="T30">pi</text:span><text:span text:style-name="T38">(10)</text:span></text:p>
          </table:table-cell>
          <table:table-cell table:style-name="t11.B2" office:value-type="string">
            <text:p text:style-name="P12"><text:span text:style-name="T24">Relative <text:s/>measure-ment</text:span> <text:span text:style-name="T17">error</text:span></text:p>
            <text:p text:style-name="P47"><text:span text:style-name="T26">θ</text:span><text:span text:style-name="T32">пр</text:span><text:span text:style-name="T30">i</text:span><text:span text:style-name="T25">,</text:span> %</text:p>
          </table:table-cell>
          <table:table-cell table:style-name="t11.B2" office:value-type="string">
            <text:p text:style-name="P18"><text:span text:style-name="T48">Relative standard deviation</text:span>,</text:p>
            <text:p text:style-name="P18"><text:span text:style-name="T17">S</text:span><text:span text:style-name="T30">i</text:span><text:span text:style-name="T17">, %</text:span></text:p>
          </table:table-cell>
          <table:table-cell table:style-name="t11.B2" office:value-type="string">
            <text:p text:style-name="P26"><text:span text:style-name="T17">Confidence limit of the intrinsic <text:s/>relative error</text:span> <text:span text:style-name="T22">Δ</text:span><text:span text:style-name="T30">i</text:span><text:span text:style-name="T17">,</text:span> %</text:p>
          </table:table-cell>
          <table:table-cell table:style-name="t11.I2" office:value-type="string">
            <text:p text:style-name="P24">Limits of intrinsic relative</text:p>
            <text:p text:style-name="P22"><text:span text:style-name="T17">error</text:span>, % </text:p>
            <text:p text:style-name="P23">not above</text:p>
          </table:table-cell>
        </table:table-row>
        <table:table-row>
          <table:table-cell table:style-name="t11.A3" office:value-type="string">
            <text:p text:style-name="P35">Background</text:p>
          </table:table-cell>
          <table:table-cell table:style-name="t11.B3" office:value-type="string">
            <text:p text:style-name="P31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1">$11-bg0</text:p>
              <text:p text:style-name="P31">$11-bg1</text:p>
              <text:p text:style-name="P31">$11-bg2</text:p>
              <text:p text:style-name="P31">$11-bg3</text:p>
              <text:p text:style-name="P31">$11-bg4</text:p>
              <text:p text:style-name="P31">$11-bg5</text:p>
              <text:p text:style-name="P31">$11-bg6</text:p>
              <text:p text:style-name="P31">$11-bg7</text:p>
              <text:p text:style-name="P29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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1">$11-m00</text:p>
              <text:p text:style-name="P31">$11-m01</text:p>
              <text:p text:style-name="P31">$11-m02</text:p>
              <text:p text:style-name="P31">$11-m03</text:p>
              <text:p text:style-name="P31">$11-m04</text:p>
              <text:p text:style-name="P31">$11-m05</text:p>
              <text:p text:style-name="P31">$11-m06</text:p>
              <text:p text:style-name="P31">$11-m07</text:p>
              <text:p text:style-name="P31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<text:span text:style-name="T25">33.8</text:span>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1">$11-m11</text:p>
              <text:p text:style-name="P31">$11-m12</text:p>
              <text:p text:style-name="P31">$11-m13</text:p>
              <text:p text:style-name="P31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25">15</text:span></text:p>
          </table:table-cell>
        </table:table-row>
        <table:table-row>
          <table:table-cell table:style-name="t11.A3" office:value-type="string">
            <text:p text:style-name="P12">80<text:span text:style-name="T25">.</text:span>0 mSv/h</text:p>
          </table:table-cell>
          <table:table-cell table:style-name="t11.B3" office:value-type="string">
            <text:p text:style-name="P13">$11-n2</text:p>
          </table:table-cell>
          <table:table-cell table:style-name="t11.B3" office:value-type="string">
            <text:p text:style-name="P13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1">$11-m21</text:p>
              <text:p text:style-name="P31">$11-m22</text:p>
              <text:p text:style-name="P31">$11-m23</text:p>
              <text:p text:style-name="P31">$11-m24</text:p>
            </text:section>
          </table:table-cell>
          <table:table-cell table:style-name="t11.B3" office:value-type="string">
            <text:p text:style-name="P13">$11-av2</text:p>
          </table:table-cell>
          <table:table-cell table:style-name="t11.B3" office:value-type="string">
            <text:p text:style-name="P13">$11-o2</text:p>
          </table:table-cell>
          <table:table-cell table:style-name="t11.B3" office:value-type="string">
            <text:p text:style-name="P13">$11-q2</text:p>
          </table:table-cell>
          <table:table-cell table:style-name="t11.B3" office:value-type="string">
            <text:p text:style-name="P13">$11-do2</text:p>
          </table:table-cell>
          <table:table-cell table:style-name="t11.I3" office:value-type="string">
            <text:p text:style-name="P12">±<text:span text:style-name="T25">15.4</text:span></text:p>
          </table:table-cell>
        </table:table-row>
        <table:table-row>
          <table:table-cell table:style-name="t11.A7" office:value-type="string">
            <text:p text:style-name="P12"><text:span text:style-name="T25">4</text:span>00 mSv/h</text:p>
          </table:table-cell>
          <table:table-cell table:style-name="t11.B7" office:value-type="string">
            <text:p text:style-name="P13">$11-n3</text:p>
          </table:table-cell>
          <table:table-cell table:style-name="t11.B7" office:value-type="string">
            <text:p text:style-name="P13">$11-d3</text:p>
          </table:table-cell>
          <table:table-cell table:style-name="t11.D7" office:value-type="string">
            <text:section text:style-name="Sect1" text:name="Раздел55">
              <text:p text:style-name="P3">$11-m30</text:p>
              <text:p text:style-name="P31">$11-m31</text:p>
              <text:p text:style-name="P31">$11-m32</text:p>
              <text:p text:style-name="P31">$11-m33</text:p>
              <text:p text:style-name="P31">$11-m34</text:p>
            </text:section>
          </table:table-cell>
          <table:table-cell table:style-name="t11.B7" office:value-type="string">
            <text:p text:style-name="P13">$11-av3</text:p>
          </table:table-cell>
          <table:table-cell table:style-name="t11.B7" office:value-type="string">
            <text:p text:style-name="P13">$11-o3</text:p>
          </table:table-cell>
          <table:table-cell table:style-name="t11.B7" office:value-type="string">
            <text:p text:style-name="P13">$11-q3</text:p>
          </table:table-cell>
          <table:table-cell table:style-name="t11.B7" office:value-type="string">
            <text:p text:style-name="P13">$11-do3</text:p>
          </table:table-cell>
          <table:table-cell table:style-name="t11.I7" office:value-type="string">
            <text:p text:style-name="P12">±<text:span text:style-name="T25">17.0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2">AT2503 </text:span><text:span text:style-name="T17">(</text:span><text:span text:style-name="T46"></text:span><text:span text:style-name="T17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29"><text:span text:style-name="T2">Actual dose value</text:span>,</text:p>
            <text:p text:style-name="P29"><text:span text:style-name="T18">H</text:span><text:span text:style-name="T30">p</text:span><text:span text:style-name="T29">0</text:span><text:span text:style-name="T17">(10)</text:span></text:p>
          </table:table-cell>
          <table:table-cell table:style-name="s11.B2" table:number-rows-spanned="2" office:value-type="string">
            <text:p text:style-name="P46">Radiation source <text:s/>number</text:p>
          </table:table-cell>
          <table:table-cell table:style-name="s11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24">Relative <text:s/>measure-ment</text:span> <text:span text:style-name="T17">error</text:span></text:p>
            <text:p text:style-name="P47"><text:span text:style-name="T26">θ</text:span><text:span text:style-name="T32">пр</text:span><text:span text:style-name="T30">i</text:span><text:span text:style-name="T25">,</text:span> %</text:p>
          </table:table-cell>
          <table:table-cell table:style-name="s11.B2" table:number-rows-spanned="2" office:value-type="string">
            <text:p text:style-name="P26"><text:span text:style-name="T17">Confidence limit of the intrinsic <text:s/>relative error</text:span> <text:span text:style-name="T22">Δ</text:span><text:span text:style-name="T30">i</text:span><text:span text:style-name="T17">,</text:span> %</text:p>
          </table:table-cell>
          <table:table-cell table:style-name="s11.I2" table:number-rows-spanned="2" office:value-type="string">
            <text:p text:style-name="P22"><text:span text:style-name="T17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29"><text:span text:style-name="T18">H</text:span><text:span text:style-name="T30">pi</text:span><text:span text:style-name="T17">(10)</text:span></text:p>
          </table:table-cell>
          <table:table-cell table:style-name="s11.D3" office:value-type="string">
            <text:p text:style-name="P29"><text:span text:style-name="T18">H</text:span><text:span text:style-name="T30">pi</text:span><text:span text:style-name="T17">(10)</text:span><text:span text:style-name="T29">meas</text:span><text:span text:style-name="T28">.</text:span></text:p>
          </table:table-cell>
          <table:table-cell table:style-name="s11.D3" office:value-type="string">
            <text:p text:style-name="P29"><text:span text:style-name="T18">H</text:span><text:span text:style-name="T30">pi</text:span><text:span text:style-name="T22">(10)</text:span><text:span text:style-name="T31">meas</text:span><text:span text:style-name="T33">.</text:span><text:span text:style-name="T39">-</text:span><text:span text:style-name="T18">H</text:span><text:span text:style-name="T30">p</text:span><text:span text:style-name="T29">0</text:span><text:span text:style-name="T17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mSv/h</text:p>
          </table:table-cell>
          <table:table-cell table:style-name="s11.B4" office:value-type="string">
            <text:p text:style-name="P13">$11-n2</text:p>
          </table:table-cell>
          <table:table-cell table:style-name="s11.B4" office:value-type="string">
            <text:p text:style-name="P19"><text:s text:c="2"/>$11-d2 <text:s/></text:p>
            <text:p text:style-name="P16">180c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25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1"><text:span text:style-name="T2">AT2503 </text:span><text:span text:style-name="T17">(</text:span><text:span text:style-name="T46"></text:span><text:span text:style-name="T17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7">Dose rate at check point,</text:p>
            <text:p text:style-name="P11"><text:span text:style-name="T35">Ḣ</text:span><text:span text:style-name="T30">oi</text:span><text:span text:style-name="T38">(10)</text:span></text:p>
          </table:table-cell>
          <table:table-cell table:style-name="t12.B2" office:value-type="string">
            <text:p text:style-name="P46">Radia-tion source <text:s/>number</text:p>
          </table:table-cell>
          <table:table-cell table:style-name="t12.B2" office:value-type="string">
            <text:p text:style-name="P12"><text:span text:style-name="T17">Distance to source</text:span>, </text:p>
            <text:p text:style-name="P14">R, сm</text:p>
          </table:table-cell>
          <table:table-cell table:style-name="t12.B2" office:value-type="string">
            <text:p text:style-name="P30"><text:span text:style-name="T17">Dose rate measurement at check point</text:span>,</text:p>
            <text:p text:style-name="P30"><text:span text:style-name="T35">Ḣ</text:span><text:span text:style-name="T47">*</text:span><text:span text:style-name="T30">i</text:span><text:span text:style-name="T38">(10)</text:span></text:p>
          </table:table-cell>
          <table:table-cell table:style-name="t12.B2" office:value-type="string">
            <text:p text:style-name="P27"><text:span text:style-name="T17">Average value</text:span>, </text:p>
            <text:p text:style-name="P28"><text:span text:style-name="T18">H</text:span><text:span text:style-name="T30">pi</text:span><text:span text:style-name="T38">(10)</text:span></text:p>
          </table:table-cell>
          <table:table-cell table:style-name="t12.B2" office:value-type="string">
            <text:p text:style-name="P12"><text:span text:style-name="T24">Relative <text:s/>measure-ment</text:span> <text:span text:style-name="T17">error</text:span></text:p>
            <text:p text:style-name="P47"><text:span text:style-name="T26">θ</text:span><text:span text:style-name="T32">пр</text:span><text:span text:style-name="T30">i</text:span><text:span text:style-name="T25">,</text:span> %</text:p>
          </table:table-cell>
          <table:table-cell table:style-name="t12.B2" office:value-type="string">
            <text:p text:style-name="P18"><text:span text:style-name="T48">Relative standard deviation</text:span>,</text:p>
            <text:p text:style-name="P18"><text:span text:style-name="T17">S</text:span><text:span text:style-name="T30">i</text:span><text:span text:style-name="T17">, %</text:span></text:p>
          </table:table-cell>
          <table:table-cell table:style-name="t12.B2" office:value-type="string">
            <text:p text:style-name="P26"><text:span text:style-name="T17">Confidence limit of the intrinsic <text:s/>relative error</text:span> <text:span text:style-name="T22">Δ</text:span><text:span text:style-name="T30">i</text:span><text:span text:style-name="T17">,</text:span> %</text:p>
          </table:table-cell>
          <table:table-cell table:style-name="t12.I2" office:value-type="string">
            <text:p text:style-name="P24">Limits of intrinsic relative</text:p>
            <text:p text:style-name="P22"><text:span text:style-name="T17">error</text:span>, % </text:p>
            <text:p text:style-name="P23">not above</text:p>
          </table:table-cell>
        </table:table-row>
        <table:table-row>
          <table:table-cell table:style-name="t12.A3" office:value-type="string">
            <text:p text:style-name="P35">Background</text:p>
          </table:table-cell>
          <table:table-cell table:style-name="t12.B3" office:value-type="string">
            <text:p text:style-name="P31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1">$12-bg0</text:p>
              <text:p text:style-name="P31">$12-bg1</text:p>
              <text:p text:style-name="P31">$12-bg2</text:p>
              <text:p text:style-name="P31">$12-bg3</text:p>
              <text:p text:style-name="P31">$12-bg4</text:p>
              <text:p text:style-name="P31">$12-bg5</text:p>
              <text:p text:style-name="P31">$12-bg6</text:p>
              <text:p text:style-name="P31">$12-bg7</text:p>
              <text:p text:style-name="P29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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1">$12-m00</text:p>
              <text:p text:style-name="P31">$12-m01</text:p>
              <text:p text:style-name="P31">$12-m02</text:p>
              <text:p text:style-name="P31">$12-m03</text:p>
              <text:p text:style-name="P31">$12-m04</text:p>
              <text:p text:style-name="P31">$12-m05</text:p>
              <text:p text:style-name="P31">$12-m06</text:p>
              <text:p text:style-name="P31">$12-m07</text:p>
              <text:p text:style-name="P31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<text:span text:style-name="T25">33.8</text:span>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1">$12-m11</text:p>
              <text:p text:style-name="P31">$12-m12</text:p>
              <text:p text:style-name="P31">$12-m13</text:p>
              <text:p text:style-name="P31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25">15</text:span></text:p>
          </table:table-cell>
        </table:table-row>
        <table:table-row>
          <table:table-cell table:style-name="t12.A3" office:value-type="string">
            <text:p text:style-name="P12">80<text:span text:style-name="T25">.</text:span>0 mSv/h</text:p>
          </table:table-cell>
          <table:table-cell table:style-name="t12.B3" office:value-type="string">
            <text:p text:style-name="P13">$12-n2</text:p>
          </table:table-cell>
          <table:table-cell table:style-name="t12.B3" office:value-type="string">
            <text:p text:style-name="P13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1">$12-m21</text:p>
              <text:p text:style-name="P31">$12-m22</text:p>
              <text:p text:style-name="P31">$12-m23</text:p>
              <text:p text:style-name="P31">$12-m24</text:p>
            </text:section>
          </table:table-cell>
          <table:table-cell table:style-name="t12.B3" office:value-type="string">
            <text:p text:style-name="P13">$12-av2</text:p>
          </table:table-cell>
          <table:table-cell table:style-name="t12.B3" office:value-type="string">
            <text:p text:style-name="P13">$12-o2</text:p>
          </table:table-cell>
          <table:table-cell table:style-name="t12.B3" office:value-type="string">
            <text:p text:style-name="P13">$12-q2</text:p>
          </table:table-cell>
          <table:table-cell table:style-name="t12.B3" office:value-type="string">
            <text:p text:style-name="P13">$12-do2</text:p>
          </table:table-cell>
          <table:table-cell table:style-name="t12.I3" office:value-type="string">
            <text:p text:style-name="P12">±<text:span text:style-name="T25">15.4</text:span></text:p>
          </table:table-cell>
        </table:table-row>
        <table:table-row>
          <table:table-cell table:style-name="t12.A7" office:value-type="string">
            <text:p text:style-name="P12"><text:span text:style-name="T25">4</text:span>00 mSv/h</text:p>
          </table:table-cell>
          <table:table-cell table:style-name="t12.B7" office:value-type="string">
            <text:p text:style-name="P13">$12-n3</text:p>
          </table:table-cell>
          <table:table-cell table:style-name="t12.B7" office:value-type="string">
            <text:p text:style-name="P13">$12-d3</text:p>
          </table:table-cell>
          <table:table-cell table:style-name="t12.D7" office:value-type="string">
            <text:section text:style-name="Sect1" text:name="Раздел60">
              <text:p text:style-name="P3">$12-m30</text:p>
              <text:p text:style-name="P31">$12-m31</text:p>
              <text:p text:style-name="P31">$12-m32</text:p>
              <text:p text:style-name="P31">$12-m33</text:p>
              <text:p text:style-name="P31">$12-m34</text:p>
            </text:section>
          </table:table-cell>
          <table:table-cell table:style-name="t12.B7" office:value-type="string">
            <text:p text:style-name="P13">$12-av3</text:p>
          </table:table-cell>
          <table:table-cell table:style-name="t12.B7" office:value-type="string">
            <text:p text:style-name="P13">$12-o3</text:p>
          </table:table-cell>
          <table:table-cell table:style-name="t12.B7" office:value-type="string">
            <text:p text:style-name="P13">$12-q3</text:p>
          </table:table-cell>
          <table:table-cell table:style-name="t12.B7" office:value-type="string">
            <text:p text:style-name="P13">$12-do3</text:p>
          </table:table-cell>
          <table:table-cell table:style-name="t12.I7" office:value-type="string">
            <text:p text:style-name="P12">±<text:span text:style-name="T25">17.0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1"><text:span text:style-name="T2">AT2503 </text:span><text:span text:style-name="T17">(</text:span><text:span text:style-name="T46"></text:span><text:span text:style-name="T17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29"><text:span text:style-name="T2">Actual dose value</text:span>,</text:p>
            <text:p text:style-name="P29"><text:span text:style-name="T18">H</text:span><text:span text:style-name="T30">p</text:span><text:span text:style-name="T29">0</text:span><text:span text:style-name="T17">(10)</text:span></text:p>
          </table:table-cell>
          <table:table-cell table:style-name="s12.B2" table:number-rows-spanned="2" office:value-type="string">
            <text:p text:style-name="P46">Radiation source <text:s/>number</text:p>
          </table:table-cell>
          <table:table-cell table:style-name="s12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24">Relative <text:s/>measure-ment</text:span> <text:span text:style-name="T17">error</text:span></text:p>
            <text:p text:style-name="P47"><text:span text:style-name="T26">θ</text:span><text:span text:style-name="T32">пр</text:span><text:span text:style-name="T30">i</text:span><text:span text:style-name="T25">,</text:span> %</text:p>
          </table:table-cell>
          <table:table-cell table:style-name="s12.B2" table:number-rows-spanned="2" office:value-type="string">
            <text:p text:style-name="P26"><text:span text:style-name="T17">Confidence limit of the intrinsic <text:s/>relative error</text:span> <text:span text:style-name="T22">Δ</text:span><text:span text:style-name="T30">i</text:span><text:span text:style-name="T17">,</text:span> %</text:p>
          </table:table-cell>
          <table:table-cell table:style-name="s12.I2" table:number-rows-spanned="2" office:value-type="string">
            <text:p text:style-name="P22"><text:span text:style-name="T17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29"><text:span text:style-name="T18">H</text:span><text:span text:style-name="T30">pi</text:span><text:span text:style-name="T17">(10)</text:span></text:p>
          </table:table-cell>
          <table:table-cell table:style-name="s12.D3" office:value-type="string">
            <text:p text:style-name="P29"><text:span text:style-name="T18">H</text:span><text:span text:style-name="T30">pi</text:span><text:span text:style-name="T17">(10)</text:span><text:span text:style-name="T29">meas</text:span><text:span text:style-name="T28">.</text:span></text:p>
          </table:table-cell>
          <table:table-cell table:style-name="s12.D3" office:value-type="string">
            <text:p text:style-name="P29"><text:span text:style-name="T18">H</text:span><text:span text:style-name="T30">pi</text:span><text:span text:style-name="T22">(10)</text:span><text:span text:style-name="T31">meas</text:span><text:span text:style-name="T33">.</text:span><text:span text:style-name="T39">-</text:span><text:span text:style-name="T18">H</text:span><text:span text:style-name="T30">p</text:span><text:span text:style-name="T29">0</text:span><text:span text:style-name="T17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mSv/h</text:p>
          </table:table-cell>
          <table:table-cell table:style-name="s12.B4" office:value-type="string">
            <text:p text:style-name="P13">$12-n2</text:p>
          </table:table-cell>
          <table:table-cell table:style-name="s12.B4" office:value-type="string">
            <text:p text:style-name="P19"><text:s text:c="2"/>$12-d2 <text:s/></text:p>
            <text:p text:style-name="P16">180c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25">15.4</text:span></text:p>
          </table:table-cell>
        </table:table-row>
      </table:table>
      <text:p text:style-name="P4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8">Calibrated by:</text:p>
          </table:table-cell>
          <table:table-cell table:style-name="Таблица1.A1" office:value-type="string">
            <text:p text:style-name="P39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37">(signature)</text:p>
          </table:table-cell>
        </table:table-row>
        <table:table-row>
          <table:table-cell table:style-name="Таблица1.A1" office:value-type="string">
            <text:p text:style-name="P38">Technical control:</text:p>
          </table:table-cell>
          <table:table-cell table:style-name="Таблица1.A1" office:value-type="string">
            <text:p text:style-name="P40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37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</text:span><text:span text:style-name="MT2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4T13:31:50.82</dc:date>
    <meta:editing-duration>P3DT8H37M50S</meta:editing-duration>
    <meta:editing-cycles>407</meta:editing-cycles>
    <meta:generator>OpenOffice/4.1.6$Win32 OpenOffice.org_project/416m1$Build-9790</meta:generator>
    <meta:document-statistic meta:table-count="25" meta:image-count="1" meta:object-count="0" meta:page-count="7" meta:paragraph-count="1404" meta:word-count="2338" meta:character-count="14056"/>
  </office:meta>
</office:document-meta>
</file>